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63.1pt"/>
    </style:style>
    <style:style style:name="co10" style:family="table-column">
      <style:table-column-properties fo:break-before="auto" style:column-width="69.11pt"/>
    </style:style>
    <style:style style:name="co11" style:family="table-column">
      <style:table-column-properties fo:break-before="auto" style:column-width="65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3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licium" table:style-name="ta1">
        <table:shapes>
          <draw:frame draw:z-index="0" draw:style-name="gr1" draw:text-style-name="P1" svg:width="610.16pt" svg:height="367.82pt" svg:x="95.78pt" svg:y="217.62pt">
            <loext:p draw:notify-on-update-of-ranges="Misc.D1:Misc.D78 Misc.E1:Misc.E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8" table:default-cell-style-name="Default"/>
        <table:table-row table:style-name="ro1">
          <table:table-cell table:style-name="Default" office:value-type="string" calcext:value-type="string">
            <text:p>Kernladung:</text:p>
          </table:table-cell>
          <table:table-cell table:formula="of:=14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Hauptquantenzahl:</text:p>
          </table:table-cell>
          <table:table-cell office:value-type="string" calcext:value-type="string">
            <text:p>Energie:</text:p>
          </table:table-cell>
          <table:table-cell table:style-name="ce1" table:formula="of:=[Slicium.B4]" office:value-type="float" office:value="-2665.6" calcext:value-type="float">
            <text:p>-2665.6000</text:p>
          </table:table-cell>
          <table:table-cell table:style-name="ce1" table:formula="of:=[Slicium.B5]" office:value-type="float" office:value="-666.4" calcext:value-type="float">
            <text:p>-666.4000</text:p>
          </table:table-cell>
          <table:table-cell table:style-name="ce1" table:formula="of:=[Slicium.B6]" office:value-type="float" office:value="-296.177777777778" calcext:value-type="float">
            <text:p>-296.1778</text:p>
          </table:table-cell>
          <table:table-cell table:style-name="ce1" table:formula="of:=[Slicium.B7]" office:value-type="float" office:value="-166.6" calcext:value-type="float">
            <text:p>-166.6000</text:p>
          </table:table-cell>
          <table:table-cell table:style-name="ce1" table:formula="of:=[Slicium.B8]" office:value-type="float" office:value="-106.624" calcext:value-type="float">
            <text:p>-106.6240</text:p>
          </table:table-cell>
          <table:table-cell table:style-name="ce1" table:formula="of:=[Slicium.B9]" office:value-type="float" office:value="-74.0444444444445" calcext:value-type="float">
            <text:p>-74.0444</text:p>
          </table:table-cell>
          <table:table-cell table:style-name="ce1" table:formula="of:=[Slicium.B10]" office:value-type="float" office:value="-54.4" calcext:value-type="float">
            <text:p>-54.4000</text:p>
          </table:table-cell>
          <table:table-cell table:style-name="ce1" table:formula="of:=[Slicium.B11]" office:value-type="float" office:value="-41.65" calcext:value-type="float">
            <text:p>-41.6500</text:p>
          </table:table-cell>
          <table:table-cell table:style-name="ce1" table:formula="of:=[Slicium.B12]" office:value-type="float" office:value="-32.9086419753086" calcext:value-type="float">
            <text:p>-32.9086</text:p>
          </table:table-cell>
          <table:table-cell table:style-name="ce1" table:formula="of:=[Slicium.B13]" office:value-type="float" office:value="-26.656" calcext:value-type="float">
            <text:p>-26.6560</text:p>
          </table:table-cell>
          <table:table-cell table:style-name="ce1" table:formula="of:=[Slicium.B14]" office:value-type="float" office:value="-0.26656" calcext:value-type="float">
            <text:p>-0.2666</text:p>
          </table:table-cell>
          <table:table-cell table:style-name="ce1" table:formula="of:=[Slicium.B15]" office:value-type="float" office:value="-0.0026656" calcext:value-type="float">
            <text:p>-0.0027</text:p>
          </table:table-cell>
          <table:table-cell table:style-name="ce1" table:formula="of:=[Slicium.B16]" office:value-type="float" office:value="-0.000026656" calcext:value-type="float">
            <text:p>0.000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1" table:formula="of:=(-13.6)*(POWER([Slicium.$B$1];2)/POWER([Slicium.A4];2))" office:value-type="float" office:value="-2665.6" calcext:value-type="float">
            <text:p>-2665.6000</text:p>
          </table:table-cell>
          <table:table-cell table:style-name="ce1" table:formula="of:=[Slicium.C$3]-[Slicium.$B4]" office:value-type="float" office:value="0" calcext:value-type="float">
            <text:p>0.0000</text:p>
          </table:table-cell>
          <table:table-cell table:style-name="ce1" table:formula="of:=[Slicium.D$3]-[Slicium.$B4]" office:value-type="float" office:value="1999.2" calcext:value-type="float">
            <text:p>1999.2000</text:p>
          </table:table-cell>
          <table:table-cell table:style-name="ce1" table:formula="of:=[Slicium.E$3]-[Slicium.$B4]" office:value-type="float" office:value="2369.42222222222" calcext:value-type="float">
            <text:p>2369.4222</text:p>
          </table:table-cell>
          <table:table-cell table:style-name="ce1" table:formula="of:=[Slicium.F$3]-[Slicium.$B4]" office:value-type="float" office:value="2499" calcext:value-type="float">
            <text:p>2499.0000</text:p>
          </table:table-cell>
          <table:table-cell table:style-name="ce1" table:formula="of:=[Slicium.G$3]-[Slicium.$B4]" office:value-type="float" office:value="2558.976" calcext:value-type="float">
            <text:p>2558.9760</text:p>
          </table:table-cell>
          <table:table-cell table:style-name="ce1" table:formula="of:=[Slicium.H$3]-[Slicium.$B4]" office:value-type="float" office:value="2591.55555555556" calcext:value-type="float">
            <text:p>2591.5556</text:p>
          </table:table-cell>
          <table:table-cell table:style-name="ce1" table:formula="of:=[Slicium.I$3]-[Slicium.$B4]" office:value-type="float" office:value="2611.2" calcext:value-type="float">
            <text:p>2611.2000</text:p>
          </table:table-cell>
          <table:table-cell table:style-name="ce1" table:formula="of:=[Slicium.J$3]-[Slicium.$B4]" office:value-type="float" office:value="2623.95" calcext:value-type="float">
            <text:p>2623.9500</text:p>
          </table:table-cell>
          <table:table-cell table:style-name="ce1" table:formula="of:=[Slicium.K$3]-[Slicium.$B4]" office:value-type="float" office:value="2632.69135802469" calcext:value-type="float">
            <text:p>2632.6914</text:p>
          </table:table-cell>
          <table:table-cell table:style-name="ce1" table:formula="of:=[Slicium.L$3]-[Slicium.$B4]" office:value-type="float" office:value="2638.944" calcext:value-type="float">
            <text:p>2638.9440</text:p>
          </table:table-cell>
          <table:table-cell table:style-name="ce1" table:formula="of:=[Slicium.M$3]-[Slicium.$B4]" office:value-type="float" office:value="2665.33344" calcext:value-type="float">
            <text:p>2665.3334</text:p>
          </table:table-cell>
          <table:table-cell table:style-name="ce1" table:formula="of:=[Slicium.N$3]-[Slicium.$B4]" office:value-type="float" office:value="2665.5973344" calcext:value-type="float">
            <text:p>2665.5973</text:p>
          </table:table-cell>
          <table:table-cell table:style-name="ce1" table:formula="of:=[Slicium.O$3]-[Slicium.$B4]" office:value-type="float" office:value="2665.599973344" calcext:value-type="float">
            <text:p>2665.6000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1" table:formula="of:=(-13.6)*(POWER([Slicium.$B$1];2)/POWER([Slicium.A5];2))" office:value-type="float" office:value="-666.4" calcext:value-type="float">
            <text:p>-666.4000</text:p>
          </table:table-cell>
          <table:table-cell table:style-name="ce1" table:formula="of:=[Slicium.C$3]-[Slicium.$B5]" office:value-type="float" office:value="-1999.2" calcext:value-type="float">
            <text:p>-1999.2000</text:p>
          </table:table-cell>
          <table:table-cell table:style-name="ce1" table:formula="of:=[Slicium.D$3]-[Slicium.$B5]" office:value-type="float" office:value="0" calcext:value-type="float">
            <text:p>0.0000</text:p>
          </table:table-cell>
          <table:table-cell table:style-name="ce1" table:formula="of:=[Slicium.E$3]-[Slicium.$B5]" office:value-type="float" office:value="370.222222222222" calcext:value-type="float">
            <text:p>370.2222</text:p>
          </table:table-cell>
          <table:table-cell table:style-name="ce1" table:formula="of:=[Slicium.F$3]-[Slicium.$B5]" office:value-type="float" office:value="499.8" calcext:value-type="float">
            <text:p>499.8000</text:p>
          </table:table-cell>
          <table:table-cell table:style-name="ce1" table:formula="of:=[Slicium.G$3]-[Slicium.$B5]" office:value-type="float" office:value="559.776" calcext:value-type="float">
            <text:p>559.7760</text:p>
          </table:table-cell>
          <table:table-cell table:style-name="ce1" table:formula="of:=[Slicium.H$3]-[Slicium.$B5]" office:value-type="float" office:value="592.355555555556" calcext:value-type="float">
            <text:p>592.3556</text:p>
          </table:table-cell>
          <table:table-cell table:style-name="ce1" table:formula="of:=[Slicium.I$3]-[Slicium.$B5]" office:value-type="float" office:value="612" calcext:value-type="float">
            <text:p>612.0000</text:p>
          </table:table-cell>
          <table:table-cell table:style-name="ce1" table:formula="of:=[Slicium.J$3]-[Slicium.$B5]" office:value-type="float" office:value="624.75" calcext:value-type="float">
            <text:p>624.7500</text:p>
          </table:table-cell>
          <table:table-cell table:style-name="ce1" table:formula="of:=[Slicium.K$3]-[Slicium.$B5]" office:value-type="float" office:value="633.491358024691" calcext:value-type="float">
            <text:p>633.4914</text:p>
          </table:table-cell>
          <table:table-cell table:style-name="ce1" table:formula="of:=[Slicium.L$3]-[Slicium.$B5]" office:value-type="float" office:value="639.744" calcext:value-type="float">
            <text:p>639.7440</text:p>
          </table:table-cell>
          <table:table-cell table:style-name="ce1" table:formula="of:=[Slicium.M$3]-[Slicium.$B5]" office:value-type="float" office:value="666.13344" calcext:value-type="float">
            <text:p>666.1334</text:p>
          </table:table-cell>
          <table:table-cell table:style-name="ce1" table:formula="of:=[Slicium.N$3]-[Slicium.$B5]" office:value-type="float" office:value="666.3973344" calcext:value-type="float">
            <text:p>666.3973</text:p>
          </table:table-cell>
          <table:table-cell table:style-name="ce1" table:formula="of:=[Slicium.O$3]-[Slicium.$B5]" office:value-type="float" office:value="666.399973344" calcext:value-type="float">
            <text:p>666.4000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1" table:formula="of:=(-13.6)*(POWER([Slicium.$B$1];2)/POWER([Slicium.A6];2))" office:value-type="float" office:value="-296.177777777778" calcext:value-type="float">
            <text:p>-296.1778</text:p>
          </table:table-cell>
          <table:table-cell table:style-name="ce1" table:formula="of:=[Slicium.C$3]-[Slicium.$B6]" office:value-type="float" office:value="-2369.42222222222" calcext:value-type="float">
            <text:p>-2369.4222</text:p>
          </table:table-cell>
          <table:table-cell table:style-name="ce1" table:formula="of:=[Slicium.D$3]-[Slicium.$B6]" office:value-type="float" office:value="-370.222222222222" calcext:value-type="float">
            <text:p>-370.2222</text:p>
          </table:table-cell>
          <table:table-cell table:style-name="ce1" table:formula="of:=[Slicium.E$3]-[Slicium.$B6]" office:value-type="float" office:value="0" calcext:value-type="float">
            <text:p>0.0000</text:p>
          </table:table-cell>
          <table:table-cell table:style-name="ce1" table:formula="of:=[Slicium.F$3]-[Slicium.$B6]" office:value-type="float" office:value="129.577777777778" calcext:value-type="float">
            <text:p>129.5778</text:p>
          </table:table-cell>
          <table:table-cell table:style-name="ce1" table:formula="of:=[Slicium.G$3]-[Slicium.$B6]" office:value-type="float" office:value="189.553777777778" calcext:value-type="float">
            <text:p>189.5538</text:p>
          </table:table-cell>
          <table:table-cell table:style-name="ce1" table:formula="of:=[Slicium.H$3]-[Slicium.$B6]" office:value-type="float" office:value="222.133333333333" calcext:value-type="float">
            <text:p>222.1333</text:p>
          </table:table-cell>
          <table:table-cell table:style-name="ce1" table:formula="of:=[Slicium.I$3]-[Slicium.$B6]" office:value-type="float" office:value="241.777777777778" calcext:value-type="float">
            <text:p>241.7778</text:p>
          </table:table-cell>
          <table:table-cell table:style-name="ce1" table:formula="of:=[Slicium.J$3]-[Slicium.$B6]" office:value-type="float" office:value="254.527777777778" calcext:value-type="float">
            <text:p>254.5278</text:p>
          </table:table-cell>
          <table:table-cell table:style-name="ce1" table:formula="of:=[Slicium.K$3]-[Slicium.$B6]" office:value-type="float" office:value="263.269135802469" calcext:value-type="float">
            <text:p>263.2691</text:p>
          </table:table-cell>
          <table:table-cell table:style-name="ce1" table:formula="of:=[Slicium.L$3]-[Slicium.$B6]" office:value-type="float" office:value="269.521777777778" calcext:value-type="float">
            <text:p>269.5218</text:p>
          </table:table-cell>
          <table:table-cell table:style-name="ce1" table:formula="of:=[Slicium.M$3]-[Slicium.$B6]" office:value-type="float" office:value="295.911217777778" calcext:value-type="float">
            <text:p>295.9112</text:p>
          </table:table-cell>
          <table:table-cell table:style-name="ce1" table:formula="of:=[Slicium.N$3]-[Slicium.$B6]" office:value-type="float" office:value="296.175112177778" calcext:value-type="float">
            <text:p>296.1751</text:p>
          </table:table-cell>
          <table:table-cell table:style-name="ce1" table:formula="of:=[Slicium.O$3]-[Slicium.$B6]" office:value-type="float" office:value="296.177751121778" calcext:value-type="float">
            <text:p>296.1778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1" table:formula="of:=(-13.6)*(POWER([Slicium.$B$1];2)/POWER([Slicium.A7];2))" office:value-type="float" office:value="-166.6" calcext:value-type="float">
            <text:p>-166.6000</text:p>
          </table:table-cell>
          <table:table-cell table:style-name="ce1" table:formula="of:=[Slicium.C$3]-[Slicium.$B7]" office:value-type="float" office:value="-2499" calcext:value-type="float">
            <text:p>-2499.0000</text:p>
          </table:table-cell>
          <table:table-cell table:style-name="ce1" table:formula="of:=[Slicium.D$3]-[Slicium.$B7]" office:value-type="float" office:value="-499.8" calcext:value-type="float">
            <text:p>-499.8000</text:p>
          </table:table-cell>
          <table:table-cell table:style-name="ce1" table:formula="of:=[Slicium.E$3]-[Slicium.$B7]" office:value-type="float" office:value="-129.577777777778" calcext:value-type="float">
            <text:p>-129.5778</text:p>
          </table:table-cell>
          <table:table-cell table:style-name="ce1" table:formula="of:=[Slicium.F$3]-[Slicium.$B7]" office:value-type="float" office:value="0" calcext:value-type="float">
            <text:p>0.0000</text:p>
          </table:table-cell>
          <table:table-cell table:style-name="ce1" table:formula="of:=[Slicium.G$3]-[Slicium.$B7]" office:value-type="float" office:value="59.976" calcext:value-type="float">
            <text:p>59.9760</text:p>
          </table:table-cell>
          <table:table-cell table:style-name="ce1" table:formula="of:=[Slicium.H$3]-[Slicium.$B7]" office:value-type="float" office:value="92.5555555555555" calcext:value-type="float">
            <text:p>92.5556</text:p>
          </table:table-cell>
          <table:table-cell table:style-name="ce1" table:formula="of:=[Slicium.I$3]-[Slicium.$B7]" office:value-type="float" office:value="112.2" calcext:value-type="float">
            <text:p>112.2000</text:p>
          </table:table-cell>
          <table:table-cell table:style-name="ce1" table:formula="of:=[Slicium.J$3]-[Slicium.$B7]" office:value-type="float" office:value="124.95" calcext:value-type="float">
            <text:p>124.9500</text:p>
          </table:table-cell>
          <table:table-cell table:style-name="ce1" table:formula="of:=[Slicium.K$3]-[Slicium.$B7]" office:value-type="float" office:value="133.691358024691" calcext:value-type="float">
            <text:p>133.6914</text:p>
          </table:table-cell>
          <table:table-cell table:style-name="ce1" table:formula="of:=[Slicium.L$3]-[Slicium.$B7]" office:value-type="float" office:value="139.944" calcext:value-type="float">
            <text:p>139.9440</text:p>
          </table:table-cell>
          <table:table-cell table:style-name="ce1" table:formula="of:=[Slicium.M$3]-[Slicium.$B7]" office:value-type="float" office:value="166.33344" calcext:value-type="float">
            <text:p>166.3334</text:p>
          </table:table-cell>
          <table:table-cell table:style-name="ce1" table:formula="of:=[Slicium.N$3]-[Slicium.$B7]" office:value-type="float" office:value="166.5973344" calcext:value-type="float">
            <text:p>166.5973</text:p>
          </table:table-cell>
          <table:table-cell table:style-name="ce1" table:formula="of:=[Slicium.O$3]-[Slicium.$B7]" office:value-type="float" office:value="166.599973344" calcext:value-type="float">
            <text:p>166.6000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1" table:formula="of:=(-13.6)*(POWER([Slicium.$B$1];2)/POWER([Slicium.A8];2))" office:value-type="float" office:value="-106.624" calcext:value-type="float">
            <text:p>-106.6240</text:p>
          </table:table-cell>
          <table:table-cell table:style-name="ce1" table:formula="of:=[Slicium.C$3]-[Slicium.$B8]" office:value-type="float" office:value="-2558.976" calcext:value-type="float">
            <text:p>-2558.9760</text:p>
          </table:table-cell>
          <table:table-cell table:style-name="ce1" table:formula="of:=[Slicium.D$3]-[Slicium.$B8]" office:value-type="float" office:value="-559.776" calcext:value-type="float">
            <text:p>-559.7760</text:p>
          </table:table-cell>
          <table:table-cell table:style-name="ce1" table:formula="of:=[Slicium.E$3]-[Slicium.$B8]" office:value-type="float" office:value="-189.553777777778" calcext:value-type="float">
            <text:p>-189.5538</text:p>
          </table:table-cell>
          <table:table-cell table:style-name="ce1" table:formula="of:=[Slicium.F$3]-[Slicium.$B8]" office:value-type="float" office:value="-59.976" calcext:value-type="float">
            <text:p>-59.9760</text:p>
          </table:table-cell>
          <table:table-cell table:style-name="ce1" table:formula="of:=[Slicium.G$3]-[Slicium.$B8]" office:value-type="float" office:value="0" calcext:value-type="float">
            <text:p>0.0000</text:p>
          </table:table-cell>
          <table:table-cell table:style-name="ce1" table:formula="of:=[Slicium.H$3]-[Slicium.$B8]" office:value-type="float" office:value="32.5795555555555" calcext:value-type="float">
            <text:p>32.5796</text:p>
          </table:table-cell>
          <table:table-cell table:style-name="ce1" table:formula="of:=[Slicium.I$3]-[Slicium.$B8]" office:value-type="float" office:value="52.224" calcext:value-type="float">
            <text:p>52.2240</text:p>
          </table:table-cell>
          <table:table-cell table:style-name="ce1" table:formula="of:=[Slicium.J$3]-[Slicium.$B8]" office:value-type="float" office:value="64.974" calcext:value-type="float">
            <text:p>64.9740</text:p>
          </table:table-cell>
          <table:table-cell table:style-name="ce1" table:formula="of:=[Slicium.K$3]-[Slicium.$B8]" office:value-type="float" office:value="73.7153580246914" calcext:value-type="float">
            <text:p>73.7154</text:p>
          </table:table-cell>
          <table:table-cell table:style-name="ce1" table:formula="of:=[Slicium.L$3]-[Slicium.$B8]" office:value-type="float" office:value="79.968" calcext:value-type="float">
            <text:p>79.9680</text:p>
          </table:table-cell>
          <table:table-cell table:style-name="ce1" table:formula="of:=[Slicium.M$3]-[Slicium.$B8]" office:value-type="float" office:value="106.35744" calcext:value-type="float">
            <text:p>106.3574</text:p>
          </table:table-cell>
          <table:table-cell table:style-name="ce1" table:formula="of:=[Slicium.N$3]-[Slicium.$B8]" office:value-type="float" office:value="106.6213344" calcext:value-type="float">
            <text:p>106.6213</text:p>
          </table:table-cell>
          <table:table-cell table:style-name="ce1" table:formula="of:=[Slicium.O$3]-[Slicium.$B8]" office:value-type="float" office:value="106.623973344" calcext:value-type="float">
            <text:p>106.6240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1" table:formula="of:=(-13.6)*(POWER([Slicium.$B$1];2)/POWER([Slicium.A9];2))" office:value-type="float" office:value="-74.0444444444445" calcext:value-type="float">
            <text:p>-74.0444</text:p>
          </table:table-cell>
          <table:table-cell table:style-name="ce1" table:formula="of:=[Slicium.C$3]-[Slicium.$B9]" office:value-type="float" office:value="-2591.55555555556" calcext:value-type="float">
            <text:p>-2591.5556</text:p>
          </table:table-cell>
          <table:table-cell table:style-name="ce1" table:formula="of:=[Slicium.D$3]-[Slicium.$B9]" office:value-type="float" office:value="-592.355555555556" calcext:value-type="float">
            <text:p>-592.3556</text:p>
          </table:table-cell>
          <table:table-cell table:style-name="ce1" table:formula="of:=[Slicium.E$3]-[Slicium.$B9]" office:value-type="float" office:value="-222.133333333333" calcext:value-type="float">
            <text:p>-222.1333</text:p>
          </table:table-cell>
          <table:table-cell table:style-name="ce1" table:formula="of:=[Slicium.F$3]-[Slicium.$B9]" office:value-type="float" office:value="-92.5555555555555" calcext:value-type="float">
            <text:p>-92.5556</text:p>
          </table:table-cell>
          <table:table-cell table:style-name="ce1" table:formula="of:=[Slicium.G$3]-[Slicium.$B9]" office:value-type="float" office:value="-32.5795555555555" calcext:value-type="float">
            <text:p>-32.5796</text:p>
          </table:table-cell>
          <table:table-cell table:style-name="ce1" table:formula="of:=[Slicium.H$3]-[Slicium.$B9]" office:value-type="float" office:value="0" calcext:value-type="float">
            <text:p>0.0000</text:p>
          </table:table-cell>
          <table:table-cell table:style-name="ce1" table:formula="of:=[Slicium.I$3]-[Slicium.$B9]" office:value-type="float" office:value="19.6444444444445" calcext:value-type="float">
            <text:p>19.6444</text:p>
          </table:table-cell>
          <table:table-cell table:style-name="ce1" table:formula="of:=[Slicium.J$3]-[Slicium.$B9]" office:value-type="float" office:value="32.3944444444445" calcext:value-type="float">
            <text:p>32.3944</text:p>
          </table:table-cell>
          <table:table-cell table:style-name="ce1" table:formula="of:=[Slicium.K$3]-[Slicium.$B9]" office:value-type="float" office:value="41.1358024691358" calcext:value-type="float">
            <text:p>41.1358</text:p>
          </table:table-cell>
          <table:table-cell table:style-name="ce1" table:formula="of:=[Slicium.L$3]-[Slicium.$B9]" office:value-type="float" office:value="47.3884444444445" calcext:value-type="float">
            <text:p>47.3884</text:p>
          </table:table-cell>
          <table:table-cell table:style-name="ce1" table:formula="of:=[Slicium.M$3]-[Slicium.$B9]" office:value-type="float" office:value="73.7778844444445" calcext:value-type="float">
            <text:p>73.7779</text:p>
          </table:table-cell>
          <table:table-cell table:style-name="ce1" table:formula="of:=[Slicium.N$3]-[Slicium.$B9]" office:value-type="float" office:value="74.0417788444445" calcext:value-type="float">
            <text:p>74.0418</text:p>
          </table:table-cell>
          <table:table-cell table:style-name="ce1" table:formula="of:=[Slicium.O$3]-[Slicium.$B9]" office:value-type="float" office:value="74.0444177884445" calcext:value-type="float">
            <text:p>74.0444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1" table:formula="of:=(-13.6)*(POWER([Slicium.$B$1];2)/POWER([Slicium.A10];2))" office:value-type="float" office:value="-54.4" calcext:value-type="float">
            <text:p>-54.4000</text:p>
          </table:table-cell>
          <table:table-cell table:style-name="ce1" table:formula="of:=[Slicium.C$3]-[Slicium.$B10]" office:value-type="float" office:value="-2611.2" calcext:value-type="float">
            <text:p>-2611.2000</text:p>
          </table:table-cell>
          <table:table-cell table:style-name="ce1" table:formula="of:=[Slicium.D$3]-[Slicium.$B10]" office:value-type="float" office:value="-612" calcext:value-type="float">
            <text:p>-612.0000</text:p>
          </table:table-cell>
          <table:table-cell table:style-name="ce1" table:formula="of:=[Slicium.E$3]-[Slicium.$B10]" office:value-type="float" office:value="-241.777777777778" calcext:value-type="float">
            <text:p>-241.7778</text:p>
          </table:table-cell>
          <table:table-cell table:style-name="ce1" table:formula="of:=[Slicium.F$3]-[Slicium.$B10]" office:value-type="float" office:value="-112.2" calcext:value-type="float">
            <text:p>-112.2000</text:p>
          </table:table-cell>
          <table:table-cell table:style-name="ce1" table:formula="of:=[Slicium.G$3]-[Slicium.$B10]" office:value-type="float" office:value="-52.224" calcext:value-type="float">
            <text:p>-52.2240</text:p>
          </table:table-cell>
          <table:table-cell table:style-name="ce1" table:formula="of:=[Slicium.H$3]-[Slicium.$B10]" office:value-type="float" office:value="-19.6444444444445" calcext:value-type="float">
            <text:p>-19.6444</text:p>
          </table:table-cell>
          <table:table-cell table:style-name="ce1" table:formula="of:=[Slicium.I$3]-[Slicium.$B10]" office:value-type="float" office:value="0" calcext:value-type="float">
            <text:p>0.0000</text:p>
          </table:table-cell>
          <table:table-cell table:style-name="ce1" table:formula="of:=[Slicium.J$3]-[Slicium.$B10]" office:value-type="float" office:value="12.75" calcext:value-type="float">
            <text:p>12.7500</text:p>
          </table:table-cell>
          <table:table-cell table:style-name="ce1" table:formula="of:=[Slicium.K$3]-[Slicium.$B10]" office:value-type="float" office:value="21.4913580246914" calcext:value-type="float">
            <text:p>21.4914</text:p>
          </table:table-cell>
          <table:table-cell table:style-name="ce1" table:formula="of:=[Slicium.L$3]-[Slicium.$B10]" office:value-type="float" office:value="27.744" calcext:value-type="float">
            <text:p>27.7440</text:p>
          </table:table-cell>
          <table:table-cell table:style-name="ce1" table:formula="of:=[Slicium.M$3]-[Slicium.$B10]" office:value-type="float" office:value="54.13344" calcext:value-type="float">
            <text:p>54.1334</text:p>
          </table:table-cell>
          <table:table-cell table:style-name="ce1" table:formula="of:=[Slicium.N$3]-[Slicium.$B10]" office:value-type="float" office:value="54.3973344" calcext:value-type="float">
            <text:p>54.3973</text:p>
          </table:table-cell>
          <table:table-cell table:style-name="ce1" table:formula="of:=[Slicium.O$3]-[Slicium.$B10]" office:value-type="float" office:value="54.399973344" calcext:value-type="float">
            <text:p>54.4000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1" table:formula="of:=(-13.6)*(POWER([Slicium.$B$1];2)/POWER([Slicium.A11];2))" office:value-type="float" office:value="-41.65" calcext:value-type="float">
            <text:p>-41.6500</text:p>
          </table:table-cell>
          <table:table-cell table:style-name="ce1" table:formula="of:=[Slicium.C$3]-[Slicium.$B11]" office:value-type="float" office:value="-2623.95" calcext:value-type="float">
            <text:p>-2623.9500</text:p>
          </table:table-cell>
          <table:table-cell table:style-name="ce1" table:formula="of:=[Slicium.D$3]-[Slicium.$B11]" office:value-type="float" office:value="-624.75" calcext:value-type="float">
            <text:p>-624.7500</text:p>
          </table:table-cell>
          <table:table-cell table:style-name="ce1" table:formula="of:=[Slicium.E$3]-[Slicium.$B11]" office:value-type="float" office:value="-254.527777777778" calcext:value-type="float">
            <text:p>-254.5278</text:p>
          </table:table-cell>
          <table:table-cell table:style-name="ce1" table:formula="of:=[Slicium.F$3]-[Slicium.$B11]" office:value-type="float" office:value="-124.95" calcext:value-type="float">
            <text:p>-124.9500</text:p>
          </table:table-cell>
          <table:table-cell table:style-name="ce1" table:formula="of:=[Slicium.G$3]-[Slicium.$B11]" office:value-type="float" office:value="-64.974" calcext:value-type="float">
            <text:p>-64.9740</text:p>
          </table:table-cell>
          <table:table-cell table:style-name="ce1" table:formula="of:=[Slicium.H$3]-[Slicium.$B11]" office:value-type="float" office:value="-32.3944444444445" calcext:value-type="float">
            <text:p>-32.3944</text:p>
          </table:table-cell>
          <table:table-cell table:style-name="ce1" table:formula="of:=[Slicium.I$3]-[Slicium.$B11]" office:value-type="float" office:value="-12.75" calcext:value-type="float">
            <text:p>-12.7500</text:p>
          </table:table-cell>
          <table:table-cell table:style-name="ce1" table:formula="of:=[Slicium.J$3]-[Slicium.$B11]" office:value-type="float" office:value="0" calcext:value-type="float">
            <text:p>0.0000</text:p>
          </table:table-cell>
          <table:table-cell table:style-name="ce1" table:formula="of:=[Slicium.K$3]-[Slicium.$B11]" office:value-type="float" office:value="8.74135802469136" calcext:value-type="float">
            <text:p>8.7414</text:p>
          </table:table-cell>
          <table:table-cell table:style-name="ce1" table:formula="of:=[Slicium.L$3]-[Slicium.$B11]" office:value-type="float" office:value="14.994" calcext:value-type="float">
            <text:p>14.9940</text:p>
          </table:table-cell>
          <table:table-cell table:style-name="ce1" table:formula="of:=[Slicium.M$3]-[Slicium.$B11]" office:value-type="float" office:value="41.38344" calcext:value-type="float">
            <text:p>41.3834</text:p>
          </table:table-cell>
          <table:table-cell table:style-name="ce1" table:formula="of:=[Slicium.N$3]-[Slicium.$B11]" office:value-type="float" office:value="41.6473344" calcext:value-type="float">
            <text:p>41.6473</text:p>
          </table:table-cell>
          <table:table-cell table:style-name="ce1" table:formula="of:=[Slicium.O$3]-[Slicium.$B11]" office:value-type="float" office:value="41.649973344" calcext:value-type="float">
            <text:p>41.6500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1" table:formula="of:=(-13.6)*(POWER([Slicium.$B$1];2)/POWER([Slicium.A12];2))" office:value-type="float" office:value="-32.9086419753086" calcext:value-type="float">
            <text:p>-32.9086</text:p>
          </table:table-cell>
          <table:table-cell table:style-name="ce1" table:formula="of:=[Slicium.C$3]-[Slicium.$B12]" office:value-type="float" office:value="-2632.69135802469" calcext:value-type="float">
            <text:p>-2632.6914</text:p>
          </table:table-cell>
          <table:table-cell table:style-name="ce1" table:formula="of:=[Slicium.D$3]-[Slicium.$B12]" office:value-type="float" office:value="-633.491358024691" calcext:value-type="float">
            <text:p>-633.4914</text:p>
          </table:table-cell>
          <table:table-cell table:style-name="ce1" table:formula="of:=[Slicium.E$3]-[Slicium.$B12]" office:value-type="float" office:value="-263.269135802469" calcext:value-type="float">
            <text:p>-263.2691</text:p>
          </table:table-cell>
          <table:table-cell table:style-name="ce1" table:formula="of:=[Slicium.F$3]-[Slicium.$B12]" office:value-type="float" office:value="-133.691358024691" calcext:value-type="float">
            <text:p>-133.6914</text:p>
          </table:table-cell>
          <table:table-cell table:style-name="ce1" table:formula="of:=[Slicium.G$3]-[Slicium.$B12]" office:value-type="float" office:value="-73.7153580246914" calcext:value-type="float">
            <text:p>-73.7154</text:p>
          </table:table-cell>
          <table:table-cell table:style-name="ce1" table:formula="of:=[Slicium.H$3]-[Slicium.$B12]" office:value-type="float" office:value="-41.1358024691358" calcext:value-type="float">
            <text:p>-41.1358</text:p>
          </table:table-cell>
          <table:table-cell table:style-name="ce1" table:formula="of:=[Slicium.I$3]-[Slicium.$B12]" office:value-type="float" office:value="-21.4913580246914" calcext:value-type="float">
            <text:p>-21.4914</text:p>
          </table:table-cell>
          <table:table-cell table:style-name="ce1" table:formula="of:=[Slicium.J$3]-[Slicium.$B12]" office:value-type="float" office:value="-8.74135802469136" calcext:value-type="float">
            <text:p>-8.7414</text:p>
          </table:table-cell>
          <table:table-cell table:style-name="ce1" table:formula="of:=[Slicium.K$3]-[Slicium.$B12]" office:value-type="float" office:value="0" calcext:value-type="float">
            <text:p>0.0000</text:p>
          </table:table-cell>
          <table:table-cell table:style-name="ce1" table:formula="of:=[Slicium.L$3]-[Slicium.$B12]" office:value-type="float" office:value="6.25264197530864" calcext:value-type="float">
            <text:p>6.2526</text:p>
          </table:table-cell>
          <table:table-cell table:style-name="ce1" table:formula="of:=[Slicium.M$3]-[Slicium.$B12]" office:value-type="float" office:value="32.6420819753086" calcext:value-type="float">
            <text:p>32.6421</text:p>
          </table:table-cell>
          <table:table-cell table:style-name="ce1" table:formula="of:=[Slicium.N$3]-[Slicium.$B12]" office:value-type="float" office:value="32.9059763753086" calcext:value-type="float">
            <text:p>32.9060</text:p>
          </table:table-cell>
          <table:table-cell table:style-name="ce1" table:formula="of:=[Slicium.O$3]-[Slicium.$B12]" office:value-type="float" office:value="32.9086153193086" calcext:value-type="float">
            <text:p>32.9086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1" table:formula="of:=(-13.6)*(POWER([Slicium.$B$1];2)/POWER([Slicium.A13];2))" office:value-type="float" office:value="-26.656" calcext:value-type="float">
            <text:p>-26.6560</text:p>
          </table:table-cell>
          <table:table-cell table:style-name="ce1" table:formula="of:=[Slicium.C$3]-[Slicium.$B13]" office:value-type="float" office:value="-2638.944" calcext:value-type="float">
            <text:p>-2638.9440</text:p>
          </table:table-cell>
          <table:table-cell table:style-name="ce1" table:formula="of:=[Slicium.D$3]-[Slicium.$B13]" office:value-type="float" office:value="-639.744" calcext:value-type="float">
            <text:p>-639.7440</text:p>
          </table:table-cell>
          <table:table-cell table:style-name="ce1" table:formula="of:=[Slicium.E$3]-[Slicium.$B13]" office:value-type="float" office:value="-269.521777777778" calcext:value-type="float">
            <text:p>-269.5218</text:p>
          </table:table-cell>
          <table:table-cell table:style-name="ce1" table:formula="of:=[Slicium.F$3]-[Slicium.$B13]" office:value-type="float" office:value="-139.944" calcext:value-type="float">
            <text:p>-139.9440</text:p>
          </table:table-cell>
          <table:table-cell table:style-name="ce1" table:formula="of:=[Slicium.G$3]-[Slicium.$B13]" office:value-type="float" office:value="-79.968" calcext:value-type="float">
            <text:p>-79.9680</text:p>
          </table:table-cell>
          <table:table-cell table:style-name="ce1" table:formula="of:=[Slicium.H$3]-[Slicium.$B13]" office:value-type="float" office:value="-47.3884444444445" calcext:value-type="float">
            <text:p>-47.3884</text:p>
          </table:table-cell>
          <table:table-cell table:style-name="ce1" table:formula="of:=[Slicium.I$3]-[Slicium.$B13]" office:value-type="float" office:value="-27.744" calcext:value-type="float">
            <text:p>-27.7440</text:p>
          </table:table-cell>
          <table:table-cell table:style-name="ce1" table:formula="of:=[Slicium.J$3]-[Slicium.$B13]" office:value-type="float" office:value="-14.994" calcext:value-type="float">
            <text:p>-14.9940</text:p>
          </table:table-cell>
          <table:table-cell table:style-name="ce1" table:formula="of:=[Slicium.K$3]-[Slicium.$B13]" office:value-type="float" office:value="-6.25264197530864" calcext:value-type="float">
            <text:p>-6.2526</text:p>
          </table:table-cell>
          <table:table-cell table:style-name="ce1" table:formula="of:=[Slicium.L$3]-[Slicium.$B13]" office:value-type="float" office:value="0" calcext:value-type="float">
            <text:p>0.0000</text:p>
          </table:table-cell>
          <table:table-cell table:style-name="ce1" table:formula="of:=[Slicium.M$3]-[Slicium.$B13]" office:value-type="float" office:value="26.38944" calcext:value-type="float">
            <text:p>26.3894</text:p>
          </table:table-cell>
          <table:table-cell table:style-name="ce1" table:formula="of:=[Slicium.N$3]-[Slicium.$B13]" office:value-type="float" office:value="26.6533344" calcext:value-type="float">
            <text:p>26.6533</text:p>
          </table:table-cell>
          <table:table-cell table:style-name="ce1" table:formula="of:=[Slicium.O$3]-[Slicium.$B13]" office:value-type="float" office:value="26.655973344" calcext:value-type="float">
            <text:p>26.656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ce1" table:formula="of:=(-13.6)*(POWER([Slicium.$B$1];2)/POWER([Slicium.A14];2))" office:value-type="float" office:value="-0.26656" calcext:value-type="float">
            <text:p>-0.2666</text:p>
          </table:table-cell>
          <table:table-cell table:style-name="ce1" table:formula="of:=[Slicium.C$3]-[Slicium.$B14]" office:value-type="float" office:value="-2665.33344" calcext:value-type="float">
            <text:p>-2665.3334</text:p>
          </table:table-cell>
          <table:table-cell table:style-name="ce1" table:formula="of:=[Slicium.D$3]-[Slicium.$B14]" office:value-type="float" office:value="-666.13344" calcext:value-type="float">
            <text:p>-666.1334</text:p>
          </table:table-cell>
          <table:table-cell table:style-name="ce1" table:formula="of:=[Slicium.E$3]-[Slicium.$B14]" office:value-type="float" office:value="-295.911217777778" calcext:value-type="float">
            <text:p>-295.9112</text:p>
          </table:table-cell>
          <table:table-cell table:style-name="ce1" table:formula="of:=[Slicium.F$3]-[Slicium.$B14]" office:value-type="float" office:value="-166.33344" calcext:value-type="float">
            <text:p>-166.3334</text:p>
          </table:table-cell>
          <table:table-cell table:style-name="ce1" table:formula="of:=[Slicium.G$3]-[Slicium.$B14]" office:value-type="float" office:value="-106.35744" calcext:value-type="float">
            <text:p>-106.3574</text:p>
          </table:table-cell>
          <table:table-cell table:style-name="ce1" table:formula="of:=[Slicium.H$3]-[Slicium.$B14]" office:value-type="float" office:value="-73.7778844444445" calcext:value-type="float">
            <text:p>-73.7779</text:p>
          </table:table-cell>
          <table:table-cell table:style-name="ce1" table:formula="of:=[Slicium.I$3]-[Slicium.$B14]" office:value-type="float" office:value="-54.13344" calcext:value-type="float">
            <text:p>-54.1334</text:p>
          </table:table-cell>
          <table:table-cell table:style-name="ce1" table:formula="of:=[Slicium.J$3]-[Slicium.$B14]" office:value-type="float" office:value="-41.38344" calcext:value-type="float">
            <text:p>-41.3834</text:p>
          </table:table-cell>
          <table:table-cell table:style-name="ce1" table:formula="of:=[Slicium.K$3]-[Slicium.$B14]" office:value-type="float" office:value="-32.6420819753086" calcext:value-type="float">
            <text:p>-32.6421</text:p>
          </table:table-cell>
          <table:table-cell table:style-name="ce1" table:formula="of:=[Slicium.L$3]-[Slicium.$B14]" office:value-type="float" office:value="-26.38944" calcext:value-type="float">
            <text:p>-26.3894</text:p>
          </table:table-cell>
          <table:table-cell table:style-name="ce1" table:formula="of:=[Slicium.M$3]-[Slicium.$B14]" office:value-type="float" office:value="0" calcext:value-type="float">
            <text:p>0.0000</text:p>
          </table:table-cell>
          <table:table-cell table:style-name="ce1" table:formula="of:=[Slicium.N$3]-[Slicium.$B14]" office:value-type="float" office:value="0.2638944" calcext:value-type="float">
            <text:p>0.2639</text:p>
          </table:table-cell>
          <table:table-cell table:style-name="ce1" table:formula="of:=[Slicium.O$3]-[Slicium.$B14]" office:value-type="float" office:value="0.266533344" calcext:value-type="float">
            <text:p>0.2665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ce1" table:formula="of:=(-13.6)*(POWER([Slicium.$B$1];2)/POWER([Slicium.A15];2))" office:value-type="float" office:value="-0.0026656" calcext:value-type="float">
            <text:p>-0.0027</text:p>
          </table:table-cell>
          <table:table-cell table:style-name="ce1" table:formula="of:=[Slicium.C$3]-[Slicium.$B15]" office:value-type="float" office:value="-2665.5973344" calcext:value-type="float">
            <text:p>-2665.5973</text:p>
          </table:table-cell>
          <table:table-cell table:style-name="ce1" table:formula="of:=[Slicium.D$3]-[Slicium.$B15]" office:value-type="float" office:value="-666.3973344" calcext:value-type="float">
            <text:p>-666.3973</text:p>
          </table:table-cell>
          <table:table-cell table:style-name="ce1" table:formula="of:=[Slicium.E$3]-[Slicium.$B15]" office:value-type="float" office:value="-296.175112177778" calcext:value-type="float">
            <text:p>-296.1751</text:p>
          </table:table-cell>
          <table:table-cell table:style-name="ce1" table:formula="of:=[Slicium.F$3]-[Slicium.$B15]" office:value-type="float" office:value="-166.5973344" calcext:value-type="float">
            <text:p>-166.5973</text:p>
          </table:table-cell>
          <table:table-cell table:style-name="ce1" table:formula="of:=[Slicium.G$3]-[Slicium.$B15]" office:value-type="float" office:value="-106.6213344" calcext:value-type="float">
            <text:p>-106.6213</text:p>
          </table:table-cell>
          <table:table-cell table:style-name="ce1" table:formula="of:=[Slicium.H$3]-[Slicium.$B15]" office:value-type="float" office:value="-74.0417788444445" calcext:value-type="float">
            <text:p>-74.0418</text:p>
          </table:table-cell>
          <table:table-cell table:style-name="ce1" table:formula="of:=[Slicium.I$3]-[Slicium.$B15]" office:value-type="float" office:value="-54.3973344" calcext:value-type="float">
            <text:p>-54.3973</text:p>
          </table:table-cell>
          <table:table-cell table:style-name="ce1" table:formula="of:=[Slicium.J$3]-[Slicium.$B15]" office:value-type="float" office:value="-41.6473344" calcext:value-type="float">
            <text:p>-41.6473</text:p>
          </table:table-cell>
          <table:table-cell table:style-name="ce1" table:formula="of:=[Slicium.K$3]-[Slicium.$B15]" office:value-type="float" office:value="-32.9059763753086" calcext:value-type="float">
            <text:p>-32.9060</text:p>
          </table:table-cell>
          <table:table-cell table:style-name="ce1" table:formula="of:=[Slicium.L$3]-[Slicium.$B15]" office:value-type="float" office:value="-26.6533344" calcext:value-type="float">
            <text:p>-26.6533</text:p>
          </table:table-cell>
          <table:table-cell table:style-name="ce1" table:formula="of:=[Slicium.M$3]-[Slicium.$B15]" office:value-type="float" office:value="-0.2638944" calcext:value-type="float">
            <text:p>-0.2639</text:p>
          </table:table-cell>
          <table:table-cell table:style-name="ce1" table:formula="of:=[Slicium.N$3]-[Slicium.$B15]" office:value-type="float" office:value="0" calcext:value-type="float">
            <text:p>0.0000</text:p>
          </table:table-cell>
          <table:table-cell table:style-name="ce1" table:formula="of:=[Slicium.O$3]-[Slicium.$B15]" office:value-type="float" office:value="0.002638944" calcext:value-type="float">
            <text:p>0.0026</text:p>
          </table:table-cell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style-name="ce1" table:formula="of:=(-13.6)*(POWER([Slicium.$B$1];2)/POWER([Slicium.A16];2))" office:value-type="float" office:value="-0.000026656" calcext:value-type="float">
            <text:p>0.0000</text:p>
          </table:table-cell>
          <table:table-cell table:style-name="ce1" table:formula="of:=[Slicium.C$3]-[Slicium.$B16]" office:value-type="float" office:value="-2665.599973344" calcext:value-type="float">
            <text:p>-2665.6000</text:p>
          </table:table-cell>
          <table:table-cell table:style-name="ce1" table:formula="of:=[Slicium.D$3]-[Slicium.$B16]" office:value-type="float" office:value="-666.399973344" calcext:value-type="float">
            <text:p>-666.4000</text:p>
          </table:table-cell>
          <table:table-cell table:style-name="ce1" table:formula="of:=[Slicium.E$3]-[Slicium.$B16]" office:value-type="float" office:value="-296.177751121778" calcext:value-type="float">
            <text:p>-296.1778</text:p>
          </table:table-cell>
          <table:table-cell table:style-name="ce1" table:formula="of:=[Slicium.F$3]-[Slicium.$B16]" office:value-type="float" office:value="-166.599973344" calcext:value-type="float">
            <text:p>-166.6000</text:p>
          </table:table-cell>
          <table:table-cell table:style-name="ce1" table:formula="of:=[Slicium.G$3]-[Slicium.$B16]" office:value-type="float" office:value="-106.623973344" calcext:value-type="float">
            <text:p>-106.6240</text:p>
          </table:table-cell>
          <table:table-cell table:style-name="ce1" table:formula="of:=[Slicium.H$3]-[Slicium.$B16]" office:value-type="float" office:value="-74.0444177884445" calcext:value-type="float">
            <text:p>-74.0444</text:p>
          </table:table-cell>
          <table:table-cell table:style-name="ce1" table:formula="of:=[Slicium.I$3]-[Slicium.$B16]" office:value-type="float" office:value="-54.399973344" calcext:value-type="float">
            <text:p>-54.4000</text:p>
          </table:table-cell>
          <table:table-cell table:style-name="ce1" table:formula="of:=[Slicium.J$3]-[Slicium.$B16]" office:value-type="float" office:value="-41.649973344" calcext:value-type="float">
            <text:p>-41.6500</text:p>
          </table:table-cell>
          <table:table-cell table:style-name="ce1" table:formula="of:=[Slicium.K$3]-[Slicium.$B16]" office:value-type="float" office:value="-32.9086153193086" calcext:value-type="float">
            <text:p>-32.9086</text:p>
          </table:table-cell>
          <table:table-cell table:style-name="ce1" table:formula="of:=[Slicium.L$3]-[Slicium.$B16]" office:value-type="float" office:value="-26.655973344" calcext:value-type="float">
            <text:p>-26.6560</text:p>
          </table:table-cell>
          <table:table-cell table:style-name="ce1" table:formula="of:=[Slicium.M$3]-[Slicium.$B16]" office:value-type="float" office:value="-0.266533344" calcext:value-type="float">
            <text:p>-0.2665</text:p>
          </table:table-cell>
          <table:table-cell table:style-name="ce1" table:formula="of:=[Slicium.N$3]-[Slicium.$B16]" office:value-type="float" office:value="-0.002638944" calcext:value-type="float">
            <text:p>-0.0026</text:p>
          </table:table-cell>
          <table:table-cell table:style-name="ce1" table:formula="of:=[Slicium.O$3]-[Slicium.$B16]" office:value-type="float" office:value="0" calcext:value-type="float">
            <text:p>0.0000</text:p>
          </table:table-cell>
        </table:table-row>
        <table:table-row table:style-name="ro1">
          <table:table-cell table:style-name="Default"/>
          <table:table-cell table:style-name="ce1"/>
          <table:table-cell table:number-columns-repeated="13"/>
        </table:table-row>
        <table:table-row table:style-name="ro1" table:number-rows-repeated="12">
          <table:table-cell table:style-name="ce1"/>
          <table:table-cell table:number-columns-repeated="14"/>
        </table:table-row>
        <table:table-row table:style-name="ro1" table:number-rows-repeated="6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auerstoff" table:style-name="ta1">
        <table:shapes>
          <draw:frame draw:z-index="0" draw:style-name="gr1" draw:text-style-name="P1" svg:width="584.05pt" svg:height="328.05pt" svg:x="145.64pt" svg:y="218.95pt">
            <loext:p draw:notify-on-update-of-ranges="Misc.D1:Misc.D78 Misc.E1:Misc.E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ce1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Kernladung:</text:p>
          </table:table-cell>
          <table:table-cell table:style-name="Default" table:formula="of:=8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auptquantenzahl:</text:p>
          </table:table-cell>
          <table:table-cell table:style-name="Default" office:value-type="string" calcext:value-type="string">
            <text:p>Energie:</text:p>
          </table:table-cell>
          <table:table-cell table:style-name="ce1" table:formula="of:=[Sauerstoff.B4]" office:value-type="float" office:value="-870.4" calcext:value-type="float">
            <text:p>-870.4000</text:p>
          </table:table-cell>
          <table:table-cell table:style-name="ce1" table:formula="of:=[Sauerstoff.B5]" office:value-type="float" office:value="-217.6" calcext:value-type="float">
            <text:p>-217.6000</text:p>
          </table:table-cell>
          <table:table-cell table:style-name="ce1" table:formula="of:=[Sauerstoff.B6]" office:value-type="float" office:value="-96.7111111111111" calcext:value-type="float">
            <text:p>-96.7111</text:p>
          </table:table-cell>
          <table:table-cell table:style-name="ce1" table:formula="of:=[Sauerstoff.B7]" office:value-type="float" office:value="-54.4" calcext:value-type="float">
            <text:p>-54.4000</text:p>
          </table:table-cell>
          <table:table-cell table:style-name="ce1" table:formula="of:=[Sauerstoff.B8]" office:value-type="float" office:value="-34.816" calcext:value-type="float">
            <text:p>-34.8160</text:p>
          </table:table-cell>
          <table:table-cell table:style-name="ce1" table:formula="of:=[Sauerstoff.B9]" office:value-type="float" office:value="-24.1777777777778" calcext:value-type="float">
            <text:p>-24.1778</text:p>
          </table:table-cell>
          <table:table-cell table:style-name="ce1" table:formula="of:=[Sauerstoff.B10]" office:value-type="float" office:value="-17.7632653061225" calcext:value-type="float">
            <text:p>-17.7633</text:p>
          </table:table-cell>
          <table:table-cell table:style-name="ce1" table:formula="of:=[Sauerstoff.B11]" office:value-type="float" office:value="-13.6" calcext:value-type="float">
            <text:p>-13.6000</text:p>
          </table:table-cell>
          <table:table-cell table:style-name="ce1" table:formula="of:=[Sauerstoff.B12]" office:value-type="float" office:value="-10.7456790123457" calcext:value-type="float">
            <text:p>-10.7457</text:p>
          </table:table-cell>
          <table:table-cell table:style-name="ce1" table:formula="of:=[Sauerstoff.B13]" office:value-type="float" office:value="-8.704" calcext:value-type="float">
            <text:p>-8.7040</text:p>
          </table:table-cell>
          <table:table-cell table:style-name="ce1" table:formula="of:=[Sauerstoff.B14]" office:value-type="float" office:value="-0.08704" calcext:value-type="float">
            <text:p>-0.0870</text:p>
          </table:table-cell>
          <table:table-cell table:style-name="ce1" table:formula="of:=[Sauerstoff.B15]" office:value-type="float" office:value="-0.0008704" calcext:value-type="float">
            <text:p>-0.0009</text:p>
          </table:table-cell>
          <table:table-cell table:style-name="ce1" table:formula="of:=[Sauerstoff.B16]" office:value-type="float" office:value="-0.000008704" calcext:value-type="float">
            <text:p>0.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-13.6)*(POWER([Sauerstoff.$B$1];2)/POWER([Sauerstoff.A4];2))" office:value-type="float" office:value="-870.4" calcext:value-type="float">
            <text:p>-870.4000</text:p>
          </table:table-cell>
          <table:table-cell table:style-name="ce1" table:formula="of:=[Sauerstoff.C$3]-[Sauerstoff.$B4]" office:value-type="float" office:value="0" calcext:value-type="float">
            <text:p>0.0000</text:p>
          </table:table-cell>
          <table:table-cell table:style-name="ce1" table:formula="of:=[Sauerstoff.D$3]-[Sauerstoff.$B4]" office:value-type="float" office:value="652.8" calcext:value-type="float">
            <text:p>652.8000</text:p>
          </table:table-cell>
          <table:table-cell table:style-name="ce1" table:formula="of:=[Sauerstoff.E$3]-[Sauerstoff.$B4]" office:value-type="float" office:value="773.688888888889" calcext:value-type="float">
            <text:p>773.6889</text:p>
          </table:table-cell>
          <table:table-cell table:style-name="ce1" table:formula="of:=[Sauerstoff.F$3]-[Sauerstoff.$B4]" office:value-type="float" office:value="816" calcext:value-type="float">
            <text:p>816.0000</text:p>
          </table:table-cell>
          <table:table-cell table:style-name="ce1" table:formula="of:=[Sauerstoff.G$3]-[Sauerstoff.$B4]" office:value-type="float" office:value="835.584" calcext:value-type="float">
            <text:p>835.5840</text:p>
          </table:table-cell>
          <table:table-cell table:style-name="ce1" table:formula="of:=[Sauerstoff.H$3]-[Sauerstoff.$B4]" office:value-type="float" office:value="846.222222222222" calcext:value-type="float">
            <text:p>846.2222</text:p>
          </table:table-cell>
          <table:table-cell table:style-name="ce1" table:formula="of:=[Sauerstoff.I$3]-[Sauerstoff.$B4]" office:value-type="float" office:value="852.636734693878" calcext:value-type="float">
            <text:p>852.6367</text:p>
          </table:table-cell>
          <table:table-cell table:style-name="ce1" table:formula="of:=[Sauerstoff.J$3]-[Sauerstoff.$B4]" office:value-type="float" office:value="856.8" calcext:value-type="float">
            <text:p>856.8000</text:p>
          </table:table-cell>
          <table:table-cell table:style-name="ce1" table:formula="of:=[Sauerstoff.K$3]-[Sauerstoff.$B4]" office:value-type="float" office:value="859.654320987654" calcext:value-type="float">
            <text:p>859.6543</text:p>
          </table:table-cell>
          <table:table-cell table:style-name="ce1" table:formula="of:=[Sauerstoff.L$3]-[Sauerstoff.$B4]" office:value-type="float" office:value="861.696" calcext:value-type="float">
            <text:p>861.6960</text:p>
          </table:table-cell>
          <table:table-cell table:style-name="ce1" table:formula="of:=[Sauerstoff.M$3]-[Sauerstoff.$B4]" office:value-type="float" office:value="870.31296" calcext:value-type="float">
            <text:p>870.3130</text:p>
          </table:table-cell>
          <table:table-cell table:style-name="ce1" table:formula="of:=[Sauerstoff.N$3]-[Sauerstoff.$B4]" office:value-type="float" office:value="870.3991296" calcext:value-type="float">
            <text:p>870.3991</text:p>
          </table:table-cell>
          <table:table-cell table:style-name="ce1" table:formula="of:=[Sauerstoff.O$3]-[Sauerstoff.$B4]" office:value-type="float" office:value="870.399991296" calcext:value-type="float">
            <text:p>870.4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-13.6)*(POWER([Sauerstoff.$B$1];2)/POWER([Sauerstoff.A5];2))" office:value-type="float" office:value="-217.6" calcext:value-type="float">
            <text:p>-217.6000</text:p>
          </table:table-cell>
          <table:table-cell table:style-name="ce1" table:formula="of:=[Sauerstoff.C$3]-[Sauerstoff.$B5]" office:value-type="float" office:value="-652.8" calcext:value-type="float">
            <text:p>-652.8000</text:p>
          </table:table-cell>
          <table:table-cell table:style-name="ce1" table:formula="of:=[Sauerstoff.D$3]-[Sauerstoff.$B5]" office:value-type="float" office:value="0" calcext:value-type="float">
            <text:p>0.0000</text:p>
          </table:table-cell>
          <table:table-cell table:style-name="ce1" table:formula="of:=[Sauerstoff.E$3]-[Sauerstoff.$B5]" office:value-type="float" office:value="120.888888888889" calcext:value-type="float">
            <text:p>120.8889</text:p>
          </table:table-cell>
          <table:table-cell table:style-name="ce1" table:formula="of:=[Sauerstoff.F$3]-[Sauerstoff.$B5]" office:value-type="float" office:value="163.2" calcext:value-type="float">
            <text:p>163.2000</text:p>
          </table:table-cell>
          <table:table-cell table:style-name="ce1" table:formula="of:=[Sauerstoff.G$3]-[Sauerstoff.$B5]" office:value-type="float" office:value="182.784" calcext:value-type="float">
            <text:p>182.7840</text:p>
          </table:table-cell>
          <table:table-cell table:style-name="ce1" table:formula="of:=[Sauerstoff.H$3]-[Sauerstoff.$B5]" office:value-type="float" office:value="193.422222222222" calcext:value-type="float">
            <text:p>193.4222</text:p>
          </table:table-cell>
          <table:table-cell table:style-name="ce1" table:formula="of:=[Sauerstoff.I$3]-[Sauerstoff.$B5]" office:value-type="float" office:value="199.836734693878" calcext:value-type="float">
            <text:p>199.8367</text:p>
          </table:table-cell>
          <table:table-cell table:style-name="ce1" table:formula="of:=[Sauerstoff.J$3]-[Sauerstoff.$B5]" office:value-type="float" office:value="204" calcext:value-type="float">
            <text:p>204.0000</text:p>
          </table:table-cell>
          <table:table-cell table:style-name="ce1" table:formula="of:=[Sauerstoff.K$3]-[Sauerstoff.$B5]" office:value-type="float" office:value="206.854320987654" calcext:value-type="float">
            <text:p>206.8543</text:p>
          </table:table-cell>
          <table:table-cell table:style-name="ce1" table:formula="of:=[Sauerstoff.L$3]-[Sauerstoff.$B5]" office:value-type="float" office:value="208.896" calcext:value-type="float">
            <text:p>208.8960</text:p>
          </table:table-cell>
          <table:table-cell table:style-name="ce1" table:formula="of:=[Sauerstoff.M$3]-[Sauerstoff.$B5]" office:value-type="float" office:value="217.51296" calcext:value-type="float">
            <text:p>217.5130</text:p>
          </table:table-cell>
          <table:table-cell table:style-name="ce1" table:formula="of:=[Sauerstoff.N$3]-[Sauerstoff.$B5]" office:value-type="float" office:value="217.5991296" calcext:value-type="float">
            <text:p>217.5991</text:p>
          </table:table-cell>
          <table:table-cell table:style-name="ce1" table:formula="of:=[Sauerstoff.O$3]-[Sauerstoff.$B5]" office:value-type="float" office:value="217.599991296" calcext:value-type="float">
            <text:p>217.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-13.6)*(POWER([Sauerstoff.$B$1];2)/POWER([Sauerstoff.A6];2))" office:value-type="float" office:value="-96.7111111111111" calcext:value-type="float">
            <text:p>-96.7111</text:p>
          </table:table-cell>
          <table:table-cell table:style-name="ce1" table:formula="of:=[Sauerstoff.C$3]-[Sauerstoff.$B6]" office:value-type="float" office:value="-773.688888888889" calcext:value-type="float">
            <text:p>-773.6889</text:p>
          </table:table-cell>
          <table:table-cell table:style-name="ce1" table:formula="of:=[Sauerstoff.D$3]-[Sauerstoff.$B6]" office:value-type="float" office:value="-120.888888888889" calcext:value-type="float">
            <text:p>-120.8889</text:p>
          </table:table-cell>
          <table:table-cell table:style-name="ce1" table:formula="of:=[Sauerstoff.E$3]-[Sauerstoff.$B6]" office:value-type="float" office:value="0" calcext:value-type="float">
            <text:p>0.0000</text:p>
          </table:table-cell>
          <table:table-cell table:style-name="ce1" table:formula="of:=[Sauerstoff.F$3]-[Sauerstoff.$B6]" office:value-type="float" office:value="42.3111111111111" calcext:value-type="float">
            <text:p>42.3111</text:p>
          </table:table-cell>
          <table:table-cell table:style-name="ce1" table:formula="of:=[Sauerstoff.G$3]-[Sauerstoff.$B6]" office:value-type="float" office:value="61.8951111111111" calcext:value-type="float">
            <text:p>61.8951</text:p>
          </table:table-cell>
          <table:table-cell table:style-name="ce1" table:formula="of:=[Sauerstoff.H$3]-[Sauerstoff.$B6]" office:value-type="float" office:value="72.5333333333333" calcext:value-type="float">
            <text:p>72.5333</text:p>
          </table:table-cell>
          <table:table-cell table:style-name="ce1" table:formula="of:=[Sauerstoff.I$3]-[Sauerstoff.$B6]" office:value-type="float" office:value="78.9478458049887" calcext:value-type="float">
            <text:p>78.9478</text:p>
          </table:table-cell>
          <table:table-cell table:style-name="ce1" table:formula="of:=[Sauerstoff.J$3]-[Sauerstoff.$B6]" office:value-type="float" office:value="83.1111111111111" calcext:value-type="float">
            <text:p>83.1111</text:p>
          </table:table-cell>
          <table:table-cell table:style-name="ce1" table:formula="of:=[Sauerstoff.K$3]-[Sauerstoff.$B6]" office:value-type="float" office:value="85.9654320987654" calcext:value-type="float">
            <text:p>85.9654</text:p>
          </table:table-cell>
          <table:table-cell table:style-name="ce1" table:formula="of:=[Sauerstoff.L$3]-[Sauerstoff.$B6]" office:value-type="float" office:value="88.0071111111111" calcext:value-type="float">
            <text:p>88.0071</text:p>
          </table:table-cell>
          <table:table-cell table:style-name="ce1" table:formula="of:=[Sauerstoff.M$3]-[Sauerstoff.$B6]" office:value-type="float" office:value="96.6240711111111" calcext:value-type="float">
            <text:p>96.6241</text:p>
          </table:table-cell>
          <table:table-cell table:style-name="ce1" table:formula="of:=[Sauerstoff.N$3]-[Sauerstoff.$B6]" office:value-type="float" office:value="96.7102407111111" calcext:value-type="float">
            <text:p>96.7102</text:p>
          </table:table-cell>
          <table:table-cell table:style-name="ce1" table:formula="of:=[Sauerstoff.O$3]-[Sauerstoff.$B6]" office:value-type="float" office:value="96.7111024071111" calcext:value-type="float">
            <text:p>96.7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-13.6)*(POWER([Sauerstoff.$B$1];2)/POWER([Sauerstoff.A7];2))" office:value-type="float" office:value="-54.4" calcext:value-type="float">
            <text:p>-54.4000</text:p>
          </table:table-cell>
          <table:table-cell table:style-name="ce1" table:formula="of:=[Sauerstoff.C$3]-[Sauerstoff.$B7]" office:value-type="float" office:value="-816" calcext:value-type="float">
            <text:p>-816.0000</text:p>
          </table:table-cell>
          <table:table-cell table:style-name="ce1" table:formula="of:=[Sauerstoff.D$3]-[Sauerstoff.$B7]" office:value-type="float" office:value="-163.2" calcext:value-type="float">
            <text:p>-163.2000</text:p>
          </table:table-cell>
          <table:table-cell table:style-name="ce1" table:formula="of:=[Sauerstoff.E$3]-[Sauerstoff.$B7]" office:value-type="float" office:value="-42.3111111111111" calcext:value-type="float">
            <text:p>-42.3111</text:p>
          </table:table-cell>
          <table:table-cell table:style-name="ce1" table:formula="of:=[Sauerstoff.F$3]-[Sauerstoff.$B7]" office:value-type="float" office:value="0" calcext:value-type="float">
            <text:p>0.0000</text:p>
          </table:table-cell>
          <table:table-cell table:style-name="ce1" table:formula="of:=[Sauerstoff.G$3]-[Sauerstoff.$B7]" office:value-type="float" office:value="19.584" calcext:value-type="float">
            <text:p>19.5840</text:p>
          </table:table-cell>
          <table:table-cell table:style-name="ce1" table:formula="of:=[Sauerstoff.H$3]-[Sauerstoff.$B7]" office:value-type="float" office:value="30.2222222222222" calcext:value-type="float">
            <text:p>30.2222</text:p>
          </table:table-cell>
          <table:table-cell table:style-name="ce1" table:formula="of:=[Sauerstoff.I$3]-[Sauerstoff.$B7]" office:value-type="float" office:value="36.6367346938775" calcext:value-type="float">
            <text:p>36.6367</text:p>
          </table:table-cell>
          <table:table-cell table:style-name="ce1" table:formula="of:=[Sauerstoff.J$3]-[Sauerstoff.$B7]" office:value-type="float" office:value="40.8" calcext:value-type="float">
            <text:p>40.8000</text:p>
          </table:table-cell>
          <table:table-cell table:style-name="ce1" table:formula="of:=[Sauerstoff.K$3]-[Sauerstoff.$B7]" office:value-type="float" office:value="43.6543209876543" calcext:value-type="float">
            <text:p>43.6543</text:p>
          </table:table-cell>
          <table:table-cell table:style-name="ce1" table:formula="of:=[Sauerstoff.L$3]-[Sauerstoff.$B7]" office:value-type="float" office:value="45.696" calcext:value-type="float">
            <text:p>45.6960</text:p>
          </table:table-cell>
          <table:table-cell table:style-name="ce1" table:formula="of:=[Sauerstoff.M$3]-[Sauerstoff.$B7]" office:value-type="float" office:value="54.31296" calcext:value-type="float">
            <text:p>54.3130</text:p>
          </table:table-cell>
          <table:table-cell table:style-name="ce1" table:formula="of:=[Sauerstoff.N$3]-[Sauerstoff.$B7]" office:value-type="float" office:value="54.3991296" calcext:value-type="float">
            <text:p>54.3991</text:p>
          </table:table-cell>
          <table:table-cell table:style-name="ce1" table:formula="of:=[Sauerstoff.O$3]-[Sauerstoff.$B7]" office:value-type="float" office:value="54.399991296" calcext:value-type="float">
            <text:p>54.4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-13.6)*(POWER([Sauerstoff.$B$1];2)/POWER([Sauerstoff.A8];2))" office:value-type="float" office:value="-34.816" calcext:value-type="float">
            <text:p>-34.8160</text:p>
          </table:table-cell>
          <table:table-cell table:style-name="ce1" table:formula="of:=[Sauerstoff.C$3]-[Sauerstoff.$B8]" office:value-type="float" office:value="-835.584" calcext:value-type="float">
            <text:p>-835.5840</text:p>
          </table:table-cell>
          <table:table-cell table:style-name="ce1" table:formula="of:=[Sauerstoff.D$3]-[Sauerstoff.$B8]" office:value-type="float" office:value="-182.784" calcext:value-type="float">
            <text:p>-182.7840</text:p>
          </table:table-cell>
          <table:table-cell table:style-name="ce1" table:formula="of:=[Sauerstoff.E$3]-[Sauerstoff.$B8]" office:value-type="float" office:value="-61.8951111111111" calcext:value-type="float">
            <text:p>-61.8951</text:p>
          </table:table-cell>
          <table:table-cell table:style-name="ce1" table:formula="of:=[Sauerstoff.F$3]-[Sauerstoff.$B8]" office:value-type="float" office:value="-19.584" calcext:value-type="float">
            <text:p>-19.5840</text:p>
          </table:table-cell>
          <table:table-cell table:style-name="ce1" table:formula="of:=[Sauerstoff.G$3]-[Sauerstoff.$B8]" office:value-type="float" office:value="0" calcext:value-type="float">
            <text:p>0.0000</text:p>
          </table:table-cell>
          <table:table-cell table:style-name="ce1" table:formula="of:=[Sauerstoff.H$3]-[Sauerstoff.$B8]" office:value-type="float" office:value="10.6382222222222" calcext:value-type="float">
            <text:p>10.6382</text:p>
          </table:table-cell>
          <table:table-cell table:style-name="ce1" table:formula="of:=[Sauerstoff.I$3]-[Sauerstoff.$B8]" office:value-type="float" office:value="17.0527346938776" calcext:value-type="float">
            <text:p>17.0527</text:p>
          </table:table-cell>
          <table:table-cell table:style-name="ce1" table:formula="of:=[Sauerstoff.J$3]-[Sauerstoff.$B8]" office:value-type="float" office:value="21.216" calcext:value-type="float">
            <text:p>21.2160</text:p>
          </table:table-cell>
          <table:table-cell table:style-name="ce1" table:formula="of:=[Sauerstoff.K$3]-[Sauerstoff.$B8]" office:value-type="float" office:value="24.0703209876543" calcext:value-type="float">
            <text:p>24.0703</text:p>
          </table:table-cell>
          <table:table-cell table:style-name="ce1" table:formula="of:=[Sauerstoff.L$3]-[Sauerstoff.$B8]" office:value-type="float" office:value="26.112" calcext:value-type="float">
            <text:p>26.1120</text:p>
          </table:table-cell>
          <table:table-cell table:style-name="ce1" table:formula="of:=[Sauerstoff.M$3]-[Sauerstoff.$B8]" office:value-type="float" office:value="34.72896" calcext:value-type="float">
            <text:p>34.7290</text:p>
          </table:table-cell>
          <table:table-cell table:style-name="ce1" table:formula="of:=[Sauerstoff.N$3]-[Sauerstoff.$B8]" office:value-type="float" office:value="34.8151296" calcext:value-type="float">
            <text:p>34.8151</text:p>
          </table:table-cell>
          <table:table-cell table:style-name="ce1" table:formula="of:=[Sauerstoff.O$3]-[Sauerstoff.$B8]" office:value-type="float" office:value="34.815991296" calcext:value-type="float">
            <text:p>34.8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-13.6)*(POWER([Sauerstoff.$B$1];2)/POWER([Sauerstoff.A9];2))" office:value-type="float" office:value="-24.1777777777778" calcext:value-type="float">
            <text:p>-24.1778</text:p>
          </table:table-cell>
          <table:table-cell table:style-name="ce1" table:formula="of:=[Sauerstoff.C$3]-[Sauerstoff.$B9]" office:value-type="float" office:value="-846.222222222222" calcext:value-type="float">
            <text:p>-846.2222</text:p>
          </table:table-cell>
          <table:table-cell table:style-name="ce1" table:formula="of:=[Sauerstoff.D$3]-[Sauerstoff.$B9]" office:value-type="float" office:value="-193.422222222222" calcext:value-type="float">
            <text:p>-193.4222</text:p>
          </table:table-cell>
          <table:table-cell table:style-name="ce1" table:formula="of:=[Sauerstoff.E$3]-[Sauerstoff.$B9]" office:value-type="float" office:value="-72.5333333333333" calcext:value-type="float">
            <text:p>-72.5333</text:p>
          </table:table-cell>
          <table:table-cell table:style-name="ce1" table:formula="of:=[Sauerstoff.F$3]-[Sauerstoff.$B9]" office:value-type="float" office:value="-30.2222222222222" calcext:value-type="float">
            <text:p>-30.2222</text:p>
          </table:table-cell>
          <table:table-cell table:style-name="ce1" table:formula="of:=[Sauerstoff.G$3]-[Sauerstoff.$B9]" office:value-type="float" office:value="-10.6382222222222" calcext:value-type="float">
            <text:p>-10.6382</text:p>
          </table:table-cell>
          <table:table-cell table:style-name="ce1" table:formula="of:=[Sauerstoff.H$3]-[Sauerstoff.$B9]" office:value-type="float" office:value="0" calcext:value-type="float">
            <text:p>0.0000</text:p>
          </table:table-cell>
          <table:table-cell table:style-name="ce1" table:formula="of:=[Sauerstoff.I$3]-[Sauerstoff.$B9]" office:value-type="float" office:value="6.41451247165533" calcext:value-type="float">
            <text:p>6.4145</text:p>
          </table:table-cell>
          <table:table-cell table:style-name="ce1" table:formula="of:=[Sauerstoff.J$3]-[Sauerstoff.$B9]" office:value-type="float" office:value="10.5777777777778" calcext:value-type="float">
            <text:p>10.5778</text:p>
          </table:table-cell>
          <table:table-cell table:style-name="ce1" table:formula="of:=[Sauerstoff.K$3]-[Sauerstoff.$B9]" office:value-type="float" office:value="13.4320987654321" calcext:value-type="float">
            <text:p>13.4321</text:p>
          </table:table-cell>
          <table:table-cell table:style-name="ce1" table:formula="of:=[Sauerstoff.L$3]-[Sauerstoff.$B9]" office:value-type="float" office:value="15.4737777777778" calcext:value-type="float">
            <text:p>15.4738</text:p>
          </table:table-cell>
          <table:table-cell table:style-name="ce1" table:formula="of:=[Sauerstoff.M$3]-[Sauerstoff.$B9]" office:value-type="float" office:value="24.0907377777778" calcext:value-type="float">
            <text:p>24.0907</text:p>
          </table:table-cell>
          <table:table-cell table:style-name="ce1" table:formula="of:=[Sauerstoff.N$3]-[Sauerstoff.$B9]" office:value-type="float" office:value="24.1769073777778" calcext:value-type="float">
            <text:p>24.1769</text:p>
          </table:table-cell>
          <table:table-cell table:style-name="ce1" table:formula="of:=[Sauerstoff.O$3]-[Sauerstoff.$B9]" office:value-type="float" office:value="24.1777690737778" calcext:value-type="float">
            <text:p>24.1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-13.6)*(POWER([Sauerstoff.$B$1];2)/POWER([Sauerstoff.A10];2))" office:value-type="float" office:value="-17.7632653061225" calcext:value-type="float">
            <text:p>-17.7633</text:p>
          </table:table-cell>
          <table:table-cell table:style-name="ce1" table:formula="of:=[Sauerstoff.C$3]-[Sauerstoff.$B10]" office:value-type="float" office:value="-852.636734693878" calcext:value-type="float">
            <text:p>-852.6367</text:p>
          </table:table-cell>
          <table:table-cell table:style-name="ce1" table:formula="of:=[Sauerstoff.D$3]-[Sauerstoff.$B10]" office:value-type="float" office:value="-199.836734693878" calcext:value-type="float">
            <text:p>-199.8367</text:p>
          </table:table-cell>
          <table:table-cell table:style-name="ce1" table:formula="of:=[Sauerstoff.E$3]-[Sauerstoff.$B10]" office:value-type="float" office:value="-78.9478458049887" calcext:value-type="float">
            <text:p>-78.9478</text:p>
          </table:table-cell>
          <table:table-cell table:style-name="ce1" table:formula="of:=[Sauerstoff.F$3]-[Sauerstoff.$B10]" office:value-type="float" office:value="-36.6367346938775" calcext:value-type="float">
            <text:p>-36.6367</text:p>
          </table:table-cell>
          <table:table-cell table:style-name="ce1" table:formula="of:=[Sauerstoff.G$3]-[Sauerstoff.$B10]" office:value-type="float" office:value="-17.0527346938776" calcext:value-type="float">
            <text:p>-17.0527</text:p>
          </table:table-cell>
          <table:table-cell table:style-name="ce1" table:formula="of:=[Sauerstoff.H$3]-[Sauerstoff.$B10]" office:value-type="float" office:value="-6.41451247165533" calcext:value-type="float">
            <text:p>-6.4145</text:p>
          </table:table-cell>
          <table:table-cell table:style-name="ce1" table:formula="of:=[Sauerstoff.I$3]-[Sauerstoff.$B10]" office:value-type="float" office:value="0" calcext:value-type="float">
            <text:p>0.0000</text:p>
          </table:table-cell>
          <table:table-cell table:style-name="ce1" table:formula="of:=[Sauerstoff.J$3]-[Sauerstoff.$B10]" office:value-type="float" office:value="4.16326530612245" calcext:value-type="float">
            <text:p>4.1633</text:p>
          </table:table-cell>
          <table:table-cell table:style-name="ce1" table:formula="of:=[Sauerstoff.K$3]-[Sauerstoff.$B10]" office:value-type="float" office:value="7.01758629377677" calcext:value-type="float">
            <text:p>7.0176</text:p>
          </table:table-cell>
          <table:table-cell table:style-name="ce1" table:formula="of:=[Sauerstoff.L$3]-[Sauerstoff.$B10]" office:value-type="float" office:value="9.05926530612245" calcext:value-type="float">
            <text:p>9.0593</text:p>
          </table:table-cell>
          <table:table-cell table:style-name="ce1" table:formula="of:=[Sauerstoff.M$3]-[Sauerstoff.$B10]" office:value-type="float" office:value="17.6762253061224" calcext:value-type="float">
            <text:p>17.6762</text:p>
          </table:table-cell>
          <table:table-cell table:style-name="ce1" table:formula="of:=[Sauerstoff.N$3]-[Sauerstoff.$B10]" office:value-type="float" office:value="17.7623949061225" calcext:value-type="float">
            <text:p>17.7624</text:p>
          </table:table-cell>
          <table:table-cell table:style-name="ce1" table:formula="of:=[Sauerstoff.O$3]-[Sauerstoff.$B10]" office:value-type="float" office:value="17.7632566021225" calcext:value-type="float">
            <text:p>17.76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-13.6)*(POWER([Sauerstoff.$B$1];2)/POWER([Sauerstoff.A11];2))" office:value-type="float" office:value="-13.6" calcext:value-type="float">
            <text:p>-13.6000</text:p>
          </table:table-cell>
          <table:table-cell table:style-name="ce1" table:formula="of:=[Sauerstoff.C$3]-[Sauerstoff.$B11]" office:value-type="float" office:value="-856.8" calcext:value-type="float">
            <text:p>-856.8000</text:p>
          </table:table-cell>
          <table:table-cell table:style-name="ce1" table:formula="of:=[Sauerstoff.D$3]-[Sauerstoff.$B11]" office:value-type="float" office:value="-204" calcext:value-type="float">
            <text:p>-204.0000</text:p>
          </table:table-cell>
          <table:table-cell table:style-name="ce1" table:formula="of:=[Sauerstoff.E$3]-[Sauerstoff.$B11]" office:value-type="float" office:value="-83.1111111111111" calcext:value-type="float">
            <text:p>-83.1111</text:p>
          </table:table-cell>
          <table:table-cell table:style-name="ce1" table:formula="of:=[Sauerstoff.F$3]-[Sauerstoff.$B11]" office:value-type="float" office:value="-40.8" calcext:value-type="float">
            <text:p>-40.8000</text:p>
          </table:table-cell>
          <table:table-cell table:style-name="ce1" table:formula="of:=[Sauerstoff.G$3]-[Sauerstoff.$B11]" office:value-type="float" office:value="-21.216" calcext:value-type="float">
            <text:p>-21.2160</text:p>
          </table:table-cell>
          <table:table-cell table:style-name="ce1" table:formula="of:=[Sauerstoff.H$3]-[Sauerstoff.$B11]" office:value-type="float" office:value="-10.5777777777778" calcext:value-type="float">
            <text:p>-10.5778</text:p>
          </table:table-cell>
          <table:table-cell table:style-name="ce1" table:formula="of:=[Sauerstoff.I$3]-[Sauerstoff.$B11]" office:value-type="float" office:value="-4.16326530612245" calcext:value-type="float">
            <text:p>-4.1633</text:p>
          </table:table-cell>
          <table:table-cell table:style-name="ce1" table:formula="of:=[Sauerstoff.J$3]-[Sauerstoff.$B11]" office:value-type="float" office:value="0" calcext:value-type="float">
            <text:p>0.0000</text:p>
          </table:table-cell>
          <table:table-cell table:style-name="ce1" table:formula="of:=[Sauerstoff.K$3]-[Sauerstoff.$B11]" office:value-type="float" office:value="2.85432098765432" calcext:value-type="float">
            <text:p>2.8543</text:p>
          </table:table-cell>
          <table:table-cell table:style-name="ce1" table:formula="of:=[Sauerstoff.L$3]-[Sauerstoff.$B11]" office:value-type="float" office:value="4.896" calcext:value-type="float">
            <text:p>4.8960</text:p>
          </table:table-cell>
          <table:table-cell table:style-name="ce1" table:formula="of:=[Sauerstoff.M$3]-[Sauerstoff.$B11]" office:value-type="float" office:value="13.51296" calcext:value-type="float">
            <text:p>13.5130</text:p>
          </table:table-cell>
          <table:table-cell table:style-name="ce1" table:formula="of:=[Sauerstoff.N$3]-[Sauerstoff.$B11]" office:value-type="float" office:value="13.5991296" calcext:value-type="float">
            <text:p>13.5991</text:p>
          </table:table-cell>
          <table:table-cell table:style-name="ce1" table:formula="of:=[Sauerstoff.O$3]-[Sauerstoff.$B11]" office:value-type="float" office:value="13.599991296" calcext:value-type="float">
            <text:p>13.6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-13.6)*(POWER([Sauerstoff.$B$1];2)/POWER([Sauerstoff.A12];2))" office:value-type="float" office:value="-10.7456790123457" calcext:value-type="float">
            <text:p>-10.7457</text:p>
          </table:table-cell>
          <table:table-cell table:style-name="ce1" table:formula="of:=[Sauerstoff.C$3]-[Sauerstoff.$B12]" office:value-type="float" office:value="-859.654320987654" calcext:value-type="float">
            <text:p>-859.6543</text:p>
          </table:table-cell>
          <table:table-cell table:style-name="ce1" table:formula="of:=[Sauerstoff.D$3]-[Sauerstoff.$B12]" office:value-type="float" office:value="-206.854320987654" calcext:value-type="float">
            <text:p>-206.8543</text:p>
          </table:table-cell>
          <table:table-cell table:style-name="ce1" table:formula="of:=[Sauerstoff.E$3]-[Sauerstoff.$B12]" office:value-type="float" office:value="-85.9654320987654" calcext:value-type="float">
            <text:p>-85.9654</text:p>
          </table:table-cell>
          <table:table-cell table:style-name="ce1" table:formula="of:=[Sauerstoff.F$3]-[Sauerstoff.$B12]" office:value-type="float" office:value="-43.6543209876543" calcext:value-type="float">
            <text:p>-43.6543</text:p>
          </table:table-cell>
          <table:table-cell table:style-name="ce1" table:formula="of:=[Sauerstoff.G$3]-[Sauerstoff.$B12]" office:value-type="float" office:value="-24.0703209876543" calcext:value-type="float">
            <text:p>-24.0703</text:p>
          </table:table-cell>
          <table:table-cell table:style-name="ce1" table:formula="of:=[Sauerstoff.H$3]-[Sauerstoff.$B12]" office:value-type="float" office:value="-13.4320987654321" calcext:value-type="float">
            <text:p>-13.4321</text:p>
          </table:table-cell>
          <table:table-cell table:style-name="ce1" table:formula="of:=[Sauerstoff.I$3]-[Sauerstoff.$B12]" office:value-type="float" office:value="-7.01758629377677" calcext:value-type="float">
            <text:p>-7.0176</text:p>
          </table:table-cell>
          <table:table-cell table:style-name="ce1" table:formula="of:=[Sauerstoff.J$3]-[Sauerstoff.$B12]" office:value-type="float" office:value="-2.85432098765432" calcext:value-type="float">
            <text:p>-2.8543</text:p>
          </table:table-cell>
          <table:table-cell table:style-name="ce1" table:formula="of:=[Sauerstoff.K$3]-[Sauerstoff.$B12]" office:value-type="float" office:value="0" calcext:value-type="float">
            <text:p>0.0000</text:p>
          </table:table-cell>
          <table:table-cell table:style-name="ce1" table:formula="of:=[Sauerstoff.L$3]-[Sauerstoff.$B12]" office:value-type="float" office:value="2.04167901234568" calcext:value-type="float">
            <text:p>2.0417</text:p>
          </table:table-cell>
          <table:table-cell table:style-name="ce1" table:formula="of:=[Sauerstoff.M$3]-[Sauerstoff.$B12]" office:value-type="float" office:value="10.6586390123457" calcext:value-type="float">
            <text:p>10.6586</text:p>
          </table:table-cell>
          <table:table-cell table:style-name="ce1" table:formula="of:=[Sauerstoff.N$3]-[Sauerstoff.$B12]" office:value-type="float" office:value="10.7448086123457" calcext:value-type="float">
            <text:p>10.7448</text:p>
          </table:table-cell>
          <table:table-cell table:style-name="ce1" table:formula="of:=[Sauerstoff.O$3]-[Sauerstoff.$B12]" office:value-type="float" office:value="10.7456703083457" calcext:value-type="float">
            <text:p>10.7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-13.6)*(POWER([Sauerstoff.$B$1];2)/POWER([Sauerstoff.A13];2))" office:value-type="float" office:value="-8.704" calcext:value-type="float">
            <text:p>-8.7040</text:p>
          </table:table-cell>
          <table:table-cell table:style-name="ce1" table:formula="of:=[Sauerstoff.C$3]-[Sauerstoff.$B13]" office:value-type="float" office:value="-861.696" calcext:value-type="float">
            <text:p>-861.6960</text:p>
          </table:table-cell>
          <table:table-cell table:style-name="ce1" table:formula="of:=[Sauerstoff.D$3]-[Sauerstoff.$B13]" office:value-type="float" office:value="-208.896" calcext:value-type="float">
            <text:p>-208.8960</text:p>
          </table:table-cell>
          <table:table-cell table:style-name="ce1" table:formula="of:=[Sauerstoff.E$3]-[Sauerstoff.$B13]" office:value-type="float" office:value="-88.0071111111111" calcext:value-type="float">
            <text:p>-88.0071</text:p>
          </table:table-cell>
          <table:table-cell table:style-name="ce1" table:formula="of:=[Sauerstoff.F$3]-[Sauerstoff.$B13]" office:value-type="float" office:value="-45.696" calcext:value-type="float">
            <text:p>-45.6960</text:p>
          </table:table-cell>
          <table:table-cell table:style-name="ce1" table:formula="of:=[Sauerstoff.G$3]-[Sauerstoff.$B13]" office:value-type="float" office:value="-26.112" calcext:value-type="float">
            <text:p>-26.1120</text:p>
          </table:table-cell>
          <table:table-cell table:style-name="ce1" table:formula="of:=[Sauerstoff.H$3]-[Sauerstoff.$B13]" office:value-type="float" office:value="-15.4737777777778" calcext:value-type="float">
            <text:p>-15.4738</text:p>
          </table:table-cell>
          <table:table-cell table:style-name="ce1" table:formula="of:=[Sauerstoff.I$3]-[Sauerstoff.$B13]" office:value-type="float" office:value="-9.05926530612245" calcext:value-type="float">
            <text:p>-9.0593</text:p>
          </table:table-cell>
          <table:table-cell table:style-name="ce1" table:formula="of:=[Sauerstoff.J$3]-[Sauerstoff.$B13]" office:value-type="float" office:value="-4.896" calcext:value-type="float">
            <text:p>-4.8960</text:p>
          </table:table-cell>
          <table:table-cell table:style-name="ce1" table:formula="of:=[Sauerstoff.K$3]-[Sauerstoff.$B13]" office:value-type="float" office:value="-2.04167901234568" calcext:value-type="float">
            <text:p>-2.0417</text:p>
          </table:table-cell>
          <table:table-cell table:style-name="ce1" table:formula="of:=[Sauerstoff.L$3]-[Sauerstoff.$B13]" office:value-type="float" office:value="0" calcext:value-type="float">
            <text:p>0.0000</text:p>
          </table:table-cell>
          <table:table-cell table:style-name="ce1" table:formula="of:=[Sauerstoff.M$3]-[Sauerstoff.$B13]" office:value-type="float" office:value="8.61696" calcext:value-type="float">
            <text:p>8.6170</text:p>
          </table:table-cell>
          <table:table-cell table:style-name="ce1" table:formula="of:=[Sauerstoff.N$3]-[Sauerstoff.$B13]" office:value-type="float" office:value="8.7031296" calcext:value-type="float">
            <text:p>8.7031</text:p>
          </table:table-cell>
          <table:table-cell table:style-name="ce1" table:formula="of:=[Sauerstoff.O$3]-[Sauerstoff.$B13]" office:value-type="float" office:value="8.703991296" calcext:value-type="float">
            <text:p>8.70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-13.6)*(POWER([Sauerstoff.$B$1];2)/POWER([Sauerstoff.A14];2))" office:value-type="float" office:value="-0.08704" calcext:value-type="float">
            <text:p>-0.0870</text:p>
          </table:table-cell>
          <table:table-cell table:style-name="ce1" table:formula="of:=[Sauerstoff.C$3]-[Sauerstoff.$B14]" office:value-type="float" office:value="-870.31296" calcext:value-type="float">
            <text:p>-870.3130</text:p>
          </table:table-cell>
          <table:table-cell table:style-name="ce1" table:formula="of:=[Sauerstoff.D$3]-[Sauerstoff.$B14]" office:value-type="float" office:value="-217.51296" calcext:value-type="float">
            <text:p>-217.5130</text:p>
          </table:table-cell>
          <table:table-cell table:style-name="ce1" table:formula="of:=[Sauerstoff.E$3]-[Sauerstoff.$B14]" office:value-type="float" office:value="-96.6240711111111" calcext:value-type="float">
            <text:p>-96.6241</text:p>
          </table:table-cell>
          <table:table-cell table:style-name="ce1" table:formula="of:=[Sauerstoff.F$3]-[Sauerstoff.$B14]" office:value-type="float" office:value="-54.31296" calcext:value-type="float">
            <text:p>-54.3130</text:p>
          </table:table-cell>
          <table:table-cell table:style-name="ce1" table:formula="of:=[Sauerstoff.G$3]-[Sauerstoff.$B14]" office:value-type="float" office:value="-34.72896" calcext:value-type="float">
            <text:p>-34.7290</text:p>
          </table:table-cell>
          <table:table-cell table:style-name="ce1" table:formula="of:=[Sauerstoff.H$3]-[Sauerstoff.$B14]" office:value-type="float" office:value="-24.0907377777778" calcext:value-type="float">
            <text:p>-24.0907</text:p>
          </table:table-cell>
          <table:table-cell table:style-name="ce1" table:formula="of:=[Sauerstoff.I$3]-[Sauerstoff.$B14]" office:value-type="float" office:value="-17.6762253061224" calcext:value-type="float">
            <text:p>-17.6762</text:p>
          </table:table-cell>
          <table:table-cell table:style-name="ce1" table:formula="of:=[Sauerstoff.J$3]-[Sauerstoff.$B14]" office:value-type="float" office:value="-13.51296" calcext:value-type="float">
            <text:p>-13.5130</text:p>
          </table:table-cell>
          <table:table-cell table:style-name="ce1" table:formula="of:=[Sauerstoff.K$3]-[Sauerstoff.$B14]" office:value-type="float" office:value="-10.6586390123457" calcext:value-type="float">
            <text:p>-10.6586</text:p>
          </table:table-cell>
          <table:table-cell table:style-name="ce1" table:formula="of:=[Sauerstoff.L$3]-[Sauerstoff.$B14]" office:value-type="float" office:value="-8.61696" calcext:value-type="float">
            <text:p>-8.6170</text:p>
          </table:table-cell>
          <table:table-cell table:style-name="ce1" table:formula="of:=[Sauerstoff.M$3]-[Sauerstoff.$B14]" office:value-type="float" office:value="0" calcext:value-type="float">
            <text:p>0.0000</text:p>
          </table:table-cell>
          <table:table-cell table:style-name="ce1" table:formula="of:=[Sauerstoff.N$3]-[Sauerstoff.$B14]" office:value-type="float" office:value="0.0861696" calcext:value-type="float">
            <text:p>0.0862</text:p>
          </table:table-cell>
          <table:table-cell table:style-name="ce1" table:formula="of:=[Sauerstoff.O$3]-[Sauerstoff.$B14]" office:value-type="float" office:value="0.087031296" calcext:value-type="float">
            <text:p>0.087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-13.6)*(POWER([Sauerstoff.$B$1];2)/POWER([Sauerstoff.A15];2))" office:value-type="float" office:value="-0.0008704" calcext:value-type="float">
            <text:p>-0.0009</text:p>
          </table:table-cell>
          <table:table-cell table:style-name="ce1" table:formula="of:=[Sauerstoff.C$3]-[Sauerstoff.$B15]" office:value-type="float" office:value="-870.3991296" calcext:value-type="float">
            <text:p>-870.3991</text:p>
          </table:table-cell>
          <table:table-cell table:style-name="ce1" table:formula="of:=[Sauerstoff.D$3]-[Sauerstoff.$B15]" office:value-type="float" office:value="-217.5991296" calcext:value-type="float">
            <text:p>-217.5991</text:p>
          </table:table-cell>
          <table:table-cell table:style-name="ce1" table:formula="of:=[Sauerstoff.E$3]-[Sauerstoff.$B15]" office:value-type="float" office:value="-96.7102407111111" calcext:value-type="float">
            <text:p>-96.7102</text:p>
          </table:table-cell>
          <table:table-cell table:style-name="ce1" table:formula="of:=[Sauerstoff.F$3]-[Sauerstoff.$B15]" office:value-type="float" office:value="-54.3991296" calcext:value-type="float">
            <text:p>-54.3991</text:p>
          </table:table-cell>
          <table:table-cell table:style-name="ce1" table:formula="of:=[Sauerstoff.G$3]-[Sauerstoff.$B15]" office:value-type="float" office:value="-34.8151296" calcext:value-type="float">
            <text:p>-34.8151</text:p>
          </table:table-cell>
          <table:table-cell table:style-name="ce1" table:formula="of:=[Sauerstoff.H$3]-[Sauerstoff.$B15]" office:value-type="float" office:value="-24.1769073777778" calcext:value-type="float">
            <text:p>-24.1769</text:p>
          </table:table-cell>
          <table:table-cell table:style-name="ce1" table:formula="of:=[Sauerstoff.I$3]-[Sauerstoff.$B15]" office:value-type="float" office:value="-17.7623949061225" calcext:value-type="float">
            <text:p>-17.7624</text:p>
          </table:table-cell>
          <table:table-cell table:style-name="ce1" table:formula="of:=[Sauerstoff.J$3]-[Sauerstoff.$B15]" office:value-type="float" office:value="-13.5991296" calcext:value-type="float">
            <text:p>-13.5991</text:p>
          </table:table-cell>
          <table:table-cell table:style-name="ce1" table:formula="of:=[Sauerstoff.K$3]-[Sauerstoff.$B15]" office:value-type="float" office:value="-10.7448086123457" calcext:value-type="float">
            <text:p>-10.7448</text:p>
          </table:table-cell>
          <table:table-cell table:style-name="ce1" table:formula="of:=[Sauerstoff.L$3]-[Sauerstoff.$B15]" office:value-type="float" office:value="-8.7031296" calcext:value-type="float">
            <text:p>-8.7031</text:p>
          </table:table-cell>
          <table:table-cell table:style-name="ce1" table:formula="of:=[Sauerstoff.M$3]-[Sauerstoff.$B15]" office:value-type="float" office:value="-0.0861696" calcext:value-type="float">
            <text:p>-0.0862</text:p>
          </table:table-cell>
          <table:table-cell table:style-name="ce1" table:formula="of:=[Sauerstoff.N$3]-[Sauerstoff.$B15]" office:value-type="float" office:value="0" calcext:value-type="float">
            <text:p>0.0000</text:p>
          </table:table-cell>
          <table:table-cell table:style-name="ce1" table:formula="of:=[Sauerstoff.O$3]-[Sauerstoff.$B15]" office:value-type="float" office:value="0.000861696" calcext:value-type="float">
            <text:p>0.00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(-13.6)*(POWER([Sauerstoff.$B$1];2)/POWER([Sauerstoff.A16];2))" office:value-type="float" office:value="-0.000008704" calcext:value-type="float">
            <text:p>0.0000</text:p>
          </table:table-cell>
          <table:table-cell table:style-name="ce1" table:formula="of:=[Sauerstoff.C$3]-[Sauerstoff.$B16]" office:value-type="float" office:value="-870.399991296" calcext:value-type="float">
            <text:p>-870.4000</text:p>
          </table:table-cell>
          <table:table-cell table:style-name="ce1" table:formula="of:=[Sauerstoff.D$3]-[Sauerstoff.$B16]" office:value-type="float" office:value="-217.599991296" calcext:value-type="float">
            <text:p>-217.6000</text:p>
          </table:table-cell>
          <table:table-cell table:style-name="ce1" table:formula="of:=[Sauerstoff.E$3]-[Sauerstoff.$B16]" office:value-type="float" office:value="-96.7111024071111" calcext:value-type="float">
            <text:p>-96.7111</text:p>
          </table:table-cell>
          <table:table-cell table:style-name="ce1" table:formula="of:=[Sauerstoff.F$3]-[Sauerstoff.$B16]" office:value-type="float" office:value="-54.399991296" calcext:value-type="float">
            <text:p>-54.4000</text:p>
          </table:table-cell>
          <table:table-cell table:style-name="ce1" table:formula="of:=[Sauerstoff.G$3]-[Sauerstoff.$B16]" office:value-type="float" office:value="-34.815991296" calcext:value-type="float">
            <text:p>-34.8160</text:p>
          </table:table-cell>
          <table:table-cell table:style-name="ce1" table:formula="of:=[Sauerstoff.H$3]-[Sauerstoff.$B16]" office:value-type="float" office:value="-24.1777690737778" calcext:value-type="float">
            <text:p>-24.1778</text:p>
          </table:table-cell>
          <table:table-cell table:style-name="ce1" table:formula="of:=[Sauerstoff.I$3]-[Sauerstoff.$B16]" office:value-type="float" office:value="-17.7632566021225" calcext:value-type="float">
            <text:p>-17.7633</text:p>
          </table:table-cell>
          <table:table-cell table:style-name="ce1" table:formula="of:=[Sauerstoff.J$3]-[Sauerstoff.$B16]" office:value-type="float" office:value="-13.599991296" calcext:value-type="float">
            <text:p>-13.6000</text:p>
          </table:table-cell>
          <table:table-cell table:style-name="ce1" table:formula="of:=[Sauerstoff.K$3]-[Sauerstoff.$B16]" office:value-type="float" office:value="-10.7456703083457" calcext:value-type="float">
            <text:p>-10.7457</text:p>
          </table:table-cell>
          <table:table-cell table:style-name="ce1" table:formula="of:=[Sauerstoff.L$3]-[Sauerstoff.$B16]" office:value-type="float" office:value="-8.703991296" calcext:value-type="float">
            <text:p>-8.7040</text:p>
          </table:table-cell>
          <table:table-cell table:style-name="ce1" table:formula="of:=[Sauerstoff.M$3]-[Sauerstoff.$B16]" office:value-type="float" office:value="-0.087031296" calcext:value-type="float">
            <text:p>-0.0870</text:p>
          </table:table-cell>
          <table:table-cell table:style-name="ce1" table:formula="of:=[Sauerstoff.N$3]-[Sauerstoff.$B16]" office:value-type="float" office:value="-0.000861696" calcext:value-type="float">
            <text:p>-0.0009</text:p>
          </table:table-cell>
          <table:table-cell table:style-name="ce1" table:formula="of:=[Sauerstoff.O$3]-[Sauerstoff.$B16]" office:value-type="float" office:value="0" calcext:value-type="float">
            <text:p>0.0000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9">
          <table:table-cell/>
          <table:table-cell table:style-name="ce2"/>
          <table:table-cell table:number-columns-repeated="13"/>
        </table:table-row>
        <table:table-row table:style-name="ro1" table:number-rows-repeated="4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Misc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C in m/s</text:p>
          </table:table-cell>
          <table:table-cell table:style-name="ce2" table:formula="of:=2.99792458*POWER(10;8)" office:value-type="float" office:value="299792458" calcext:value-type="float">
            <text:p>3.00E+08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office:value-type="string" calcext:value-type="string">
            <text:p>Wellenlängen in m</text:p>
          </table:table-cell>
          <table:table-cell table:style-name="ce2" table:formula="of:=780*POWER(10;-9)" office:value-type="float" office:value="0.00000078" calcext:value-type="float">
            <text:p>7.80E-07</text:p>
          </table:table-cell>
          <table:table-cell table:style-name="ce2" table:formula="of:=780*POWER(10;-9)" office:value-type="float" office:value="0.00000078" calcext:value-type="float">
            <text:p>7.80E-07</text:p>
          </table:table-cell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/>
          <table:table-cell table:style-name="ce2" table:formula="of:=390*POWER(10;-9)" office:value-type="float" office:value="0.00000039" calcext:value-type="float">
            <text:p>3.90E-07</text:p>
          </table:table-cell>
          <table:table-cell table:style-name="ce2" table:formula="of:=390*POWER(10;-9)" office:value-type="float" office:value="0.00000039" calcext:value-type="float">
            <text:p>3.90E-07</text:p>
          </table:table-cell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office:value-type="string" calcext:value-type="string">
            <text:p>Frequenz in 1/s</text:p>
          </table:table-cell>
          <table:table-cell table:style-name="ce2" table:formula="of:=[Misc.B1]/[Misc.B2]" office:value-type="float" office:value="384349305128205" calcext:value-type="float">
            <text:p>3.84E+14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/>
          <table:table-cell table:style-name="ce2" table:formula="of:=[Misc.B1]/[Misc.B3]" office:value-type="float" office:value="768698610256410" calcext:value-type="float">
            <text:p>7.69E+14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office:value-type="string" calcext:value-type="string">
            <text:p>Energie in J</text:p>
          </table:table-cell>
          <table:table-cell table:style-name="ce2" table:formula="of:=[Misc.B10]*[Misc.B4]" office:value-type="float" office:value="2.54672501588154E-019" calcext:value-type="float">
            <text:p>2.55E-19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/>
          <table:table-cell table:style-name="ce2" table:formula="of:=[Misc.B10]*[Misc.B5]" office:value-type="float" office:value="5.09345003176308E-019" calcext:value-type="float">
            <text:p>5.09E-19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office:value-type="string" calcext:value-type="string">
            <text:p>in eV</text:p>
          </table:table-cell>
          <table:table-cell table:style-name="ce2" table:formula="of:=[Misc.B6]/[Misc.B12]" office:value-type="float" office:value="1.58954036656471" calcext:value-type="float">
            <text:p>1.59E+00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/>
          <table:table-cell table:style-name="ce2" table:formula="of:=[Misc.B7]/[Misc.B12]" office:value-type="float" office:value="3.17908073312941" calcext:value-type="float">
            <text:p>3.18E+00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office:value-type="string" calcext:value-type="string">
            <text:p>h in Js</text:p>
          </table:table-cell>
          <table:table-cell table:formula="of:=6.626069*POWER(10;-34)" office:value-type="float" office:value="6.626069E-034" calcext:value-type="float">
            <text:p>6.626069E-34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office:value-type="string" calcext:value-type="string">
            <text:p>e in C</text:p>
          </table:table-cell>
          <table:table-cell table:formula="of:=1.602177*POWER(10;-19)" office:value-type="float" office:value="1.602177E-019" calcext:value-type="float">
            <text:p>1.602177E-19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office:value-type="string" calcext:value-type="string">
            <text:p>-E</text:p>
          </table:table-cell>
          <table:table-cell table:style-name="ce2" table:formula="of:=-[Misc.B8]" office:value-type="float" office:value="-1.58954036656471" calcext:value-type="float">
            <text:p>-1.59E+00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/>
          <table:table-cell table:style-name="ce2" table:formula="of:=-[Misc.B9]" office:value-type="float" office:value="-3.17908073312941" calcext:value-type="float">
            <text:p>-3.18E+00</text:p>
          </table:table-cell>
          <table:table-cell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  <table:table-row table:style-name="ro1">
          <table:table-cell table:number-columns-repeated="3"/>
          <table:table-cell table:formula="of:=[.$B$8]" office:value-type="float" office:value="1.58954036656471" calcext:value-type="float">
            <text:p>1.59E+00</text:p>
          </table:table-cell>
          <table:table-cell table:formula="of:=[.$B$9]" office:value-type="float" office:value="3.17908073312941" calcext:value-type="float">
            <text:p>3.18E+00</text:p>
          </table:table-cell>
        </table:table-row>
      </table:table>
      <table:table table:name="Test" table:style-name="ta1">
        <table:shapes>
          <draw:frame draw:z-index="0" draw:style-name="gr1" draw:text-style-name="P1" svg:width="704.86pt" svg:height="402.26pt" svg:x="140.46pt" svg:y="217.25pt">
            <loext:p draw:notify-on-update-of-ranges="Misc.D1:Misc.D78 Misc.E1:Misc.E7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ce1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number-columns-repeated="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rnladung: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uptquantenzahl:</text:p>
          </table:table-cell>
          <table:table-cell table:style-name="Default" office:value-type="string" calcext:value-type="string">
            <text:p>Energie:</text:p>
          </table:table-cell>
          <table:table-cell table:style-name="ce1" table:formula="of:=[Test.B4]" office:value-type="float" office:value="-340" calcext:value-type="float">
            <text:p>-340.0000</text:p>
          </table:table-cell>
          <table:table-cell table:style-name="ce1" table:formula="of:=[Test.B5]" office:value-type="float" office:value="-85" calcext:value-type="float">
            <text:p>-85.0000</text:p>
          </table:table-cell>
          <table:table-cell table:style-name="ce1" table:formula="of:=[Test.B6]" office:value-type="float" office:value="-37.7777777777778" calcext:value-type="float">
            <text:p>-37.7778</text:p>
          </table:table-cell>
          <table:table-cell table:style-name="ce1" table:formula="of:=[Test.B7]" office:value-type="float" office:value="-21.25" calcext:value-type="float">
            <text:p>-21.2500</text:p>
          </table:table-cell>
          <table:table-cell table:style-name="ce1" table:formula="of:=[Test.B8]" office:value-type="float" office:value="-13.6" calcext:value-type="float">
            <text:p>-13.6000</text:p>
          </table:table-cell>
          <table:table-cell table:style-name="ce1" table:formula="of:=[Test.B9]" office:value-type="float" office:value="-9.44444444444444" calcext:value-type="float">
            <text:p>-9.4444</text:p>
          </table:table-cell>
          <table:table-cell table:style-name="ce1" table:formula="of:=[Test.B10]" office:value-type="float" office:value="-6.93877551020408" calcext:value-type="float">
            <text:p>-6.9388</text:p>
          </table:table-cell>
          <table:table-cell table:style-name="ce1" table:formula="of:=[Test.B11]" office:value-type="float" office:value="-5.3125" calcext:value-type="float">
            <text:p>-5.3125</text:p>
          </table:table-cell>
          <table:table-cell table:style-name="ce1" table:formula="of:=[Test.B12]" office:value-type="float" office:value="-4.19753086419753" calcext:value-type="float">
            <text:p>-4.1975</text:p>
          </table:table-cell>
          <table:table-cell table:style-name="ce1" table:formula="of:=[Test.B13]" office:value-type="float" office:value="-3.4" calcext:value-type="float">
            <text:p>-3.4000</text:p>
          </table:table-cell>
          <table:table-cell table:style-name="ce1" table:formula="of:=[Test.B14]" office:value-type="float" office:value="-2.8099173553719" calcext:value-type="float">
            <text:p>-2.8099</text:p>
          </table:table-cell>
          <table:table-cell table:style-name="ce1" table:formula="of:=[Test.B15]" office:value-type="float" office:value="-2.36111111111111" calcext:value-type="float">
            <text:p>-2.3611</text:p>
          </table:table-cell>
          <table:table-cell table:style-name="ce1" table:formula="of:=[Test.B16]" office:value-type="float" office:value="-2.01183431952663" calcext:value-type="float">
            <text:p>-2.0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-13.6)*(POWER([Test.$B$1];2)/POWER([Test.A4];2))" office:value-type="float" office:value="-340" calcext:value-type="float">
            <text:p>-340.0000</text:p>
          </table:table-cell>
          <table:table-cell table:style-name="ce2" table:formula="of:=[Test.C$3]-[Test.$B4]" office:value-type="float" office:value="0" calcext:value-type="float">
            <text:p>0.00E+00</text:p>
          </table:table-cell>
          <table:table-cell table:style-name="ce2" table:formula="of:=[Test.D$3]-[Test.$B4]" office:value-type="float" office:value="255" calcext:value-type="float">
            <text:p>2.55E+02</text:p>
          </table:table-cell>
          <table:table-cell table:style-name="ce2" table:formula="of:=[Test.E$3]-[Test.$B4]" office:value-type="float" office:value="302.222222222222" calcext:value-type="float">
            <text:p>3.02E+02</text:p>
          </table:table-cell>
          <table:table-cell table:style-name="ce2" table:formula="of:=[Test.F$3]-[Test.$B4]" office:value-type="float" office:value="318.75" calcext:value-type="float">
            <text:p>3.19E+02</text:p>
          </table:table-cell>
          <table:table-cell table:style-name="ce2" table:formula="of:=[Test.G$3]-[Test.$B4]" office:value-type="float" office:value="326.4" calcext:value-type="float">
            <text:p>3.26E+02</text:p>
          </table:table-cell>
          <table:table-cell table:style-name="ce2" table:formula="of:=[Test.H$3]-[Test.$B4]" office:value-type="float" office:value="330.555555555556" calcext:value-type="float">
            <text:p>3.31E+02</text:p>
          </table:table-cell>
          <table:table-cell table:style-name="ce2" table:formula="of:=[Test.I$3]-[Test.$B4]" office:value-type="float" office:value="333.061224489796" calcext:value-type="float">
            <text:p>3.33E+02</text:p>
          </table:table-cell>
          <table:table-cell table:style-name="ce2" table:formula="of:=[Test.J$3]-[Test.$B4]" office:value-type="float" office:value="334.6875" calcext:value-type="float">
            <text:p>3.35E+02</text:p>
          </table:table-cell>
          <table:table-cell table:style-name="ce2" table:formula="of:=[Test.K$3]-[Test.$B4]" office:value-type="float" office:value="335.802469135802" calcext:value-type="float">
            <text:p>3.36E+02</text:p>
          </table:table-cell>
          <table:table-cell table:style-name="ce2" table:formula="of:=[Test.L$3]-[Test.$B4]" office:value-type="float" office:value="336.6" calcext:value-type="float">
            <text:p>3.37E+02</text:p>
          </table:table-cell>
          <table:table-cell table:style-name="ce2" table:formula="of:=[Test.M$3]-[Test.$B4]" office:value-type="float" office:value="337.190082644628" calcext:value-type="float">
            <text:p>3.37E+02</text:p>
          </table:table-cell>
          <table:table-cell table:style-name="ce2" table:formula="of:=[Test.N$3]-[Test.$B4]" office:value-type="float" office:value="337.638888888889" calcext:value-type="float">
            <text:p>3.38E+02</text:p>
          </table:table-cell>
          <table:table-cell table:style-name="ce2" table:formula="of:=[Test.O$3]-[Test.$B4]" office:value-type="float" office:value="337.988165680473" calcext:value-type="float">
            <text:p>3.38E+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-13.6)*(POWER([Test.$B$1];2)/POWER([Test.A5];2))" office:value-type="float" office:value="-85" calcext:value-type="float">
            <text:p>-85.0000</text:p>
          </table:table-cell>
          <table:table-cell table:style-name="ce2" table:formula="of:=[Test.C$3]-[Test.$B5]" office:value-type="float" office:value="-255" calcext:value-type="float">
            <text:p>-2.55E+02</text:p>
          </table:table-cell>
          <table:table-cell table:style-name="ce2" table:formula="of:=[Test.D$3]-[Test.$B5]" office:value-type="float" office:value="0" calcext:value-type="float">
            <text:p>0.00E+00</text:p>
          </table:table-cell>
          <table:table-cell table:style-name="ce2" table:formula="of:=[Test.E$3]-[Test.$B5]" office:value-type="float" office:value="47.2222222222222" calcext:value-type="float">
            <text:p>4.72E+01</text:p>
          </table:table-cell>
          <table:table-cell table:style-name="ce2" table:formula="of:=[Test.F$3]-[Test.$B5]" office:value-type="float" office:value="63.75" calcext:value-type="float">
            <text:p>6.38E+01</text:p>
          </table:table-cell>
          <table:table-cell table:style-name="ce2" table:formula="of:=[Test.G$3]-[Test.$B5]" office:value-type="float" office:value="71.4" calcext:value-type="float">
            <text:p>7.14E+01</text:p>
          </table:table-cell>
          <table:table-cell table:style-name="ce2" table:formula="of:=[Test.H$3]-[Test.$B5]" office:value-type="float" office:value="75.5555555555556" calcext:value-type="float">
            <text:p>7.56E+01</text:p>
          </table:table-cell>
          <table:table-cell table:style-name="ce2" table:formula="of:=[Test.I$3]-[Test.$B5]" office:value-type="float" office:value="78.0612244897959" calcext:value-type="float">
            <text:p>7.81E+01</text:p>
          </table:table-cell>
          <table:table-cell table:style-name="ce2" table:formula="of:=[Test.J$3]-[Test.$B5]" office:value-type="float" office:value="79.6875" calcext:value-type="float">
            <text:p>7.97E+01</text:p>
          </table:table-cell>
          <table:table-cell table:style-name="ce2" table:formula="of:=[Test.K$3]-[Test.$B5]" office:value-type="float" office:value="80.8024691358025" calcext:value-type="float">
            <text:p>8.08E+01</text:p>
          </table:table-cell>
          <table:table-cell table:style-name="ce2" table:formula="of:=[Test.L$3]-[Test.$B5]" office:value-type="float" office:value="81.6" calcext:value-type="float">
            <text:p>8.16E+01</text:p>
          </table:table-cell>
          <table:table-cell table:style-name="ce2" table:formula="of:=[Test.M$3]-[Test.$B5]" office:value-type="float" office:value="82.1900826446281" calcext:value-type="float">
            <text:p>8.22E+01</text:p>
          </table:table-cell>
          <table:table-cell table:style-name="ce2" table:formula="of:=[Test.N$3]-[Test.$B5]" office:value-type="float" office:value="82.6388888888889" calcext:value-type="float">
            <text:p>8.26E+01</text:p>
          </table:table-cell>
          <table:table-cell table:style-name="ce2" table:formula="of:=[Test.O$3]-[Test.$B5]" office:value-type="float" office:value="82.9881656804734" calcext:value-type="float">
            <text:p>8.30E+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-13.6)*(POWER([Test.$B$1];2)/POWER([Test.A6];2))" office:value-type="float" office:value="-37.7777777777778" calcext:value-type="float">
            <text:p>-37.7778</text:p>
          </table:table-cell>
          <table:table-cell table:style-name="ce2" table:formula="of:=[Test.C$3]-[Test.$B6]" office:value-type="float" office:value="-302.222222222222" calcext:value-type="float">
            <text:p>-3.02E+02</text:p>
          </table:table-cell>
          <table:table-cell table:style-name="ce2" table:formula="of:=[Test.D$3]-[Test.$B6]" office:value-type="float" office:value="-47.2222222222222" calcext:value-type="float">
            <text:p>-4.72E+01</text:p>
          </table:table-cell>
          <table:table-cell table:style-name="ce2" table:formula="of:=[Test.E$3]-[Test.$B6]" office:value-type="float" office:value="0" calcext:value-type="float">
            <text:p>0.00E+00</text:p>
          </table:table-cell>
          <table:table-cell table:style-name="ce2" table:formula="of:=[Test.F$3]-[Test.$B6]" office:value-type="float" office:value="16.5277777777778" calcext:value-type="float">
            <text:p>1.65E+01</text:p>
          </table:table-cell>
          <table:table-cell table:style-name="ce2" table:formula="of:=[Test.G$3]-[Test.$B6]" office:value-type="float" office:value="24.1777777777778" calcext:value-type="float">
            <text:p>2.42E+01</text:p>
          </table:table-cell>
          <table:table-cell table:style-name="ce2" table:formula="of:=[Test.H$3]-[Test.$B6]" office:value-type="float" office:value="28.3333333333333" calcext:value-type="float">
            <text:p>2.83E+01</text:p>
          </table:table-cell>
          <table:table-cell table:style-name="ce2" table:formula="of:=[Test.I$3]-[Test.$B6]" office:value-type="float" office:value="30.8390022675737" calcext:value-type="float">
            <text:p>3.08E+01</text:p>
          </table:table-cell>
          <table:table-cell table:style-name="ce2" table:formula="of:=[Test.J$3]-[Test.$B6]" office:value-type="float" office:value="32.4652777777778" calcext:value-type="float">
            <text:p>3.25E+01</text:p>
          </table:table-cell>
          <table:table-cell table:style-name="ce2" table:formula="of:=[Test.K$3]-[Test.$B6]" office:value-type="float" office:value="33.5802469135802" calcext:value-type="float">
            <text:p>3.36E+01</text:p>
          </table:table-cell>
          <table:table-cell table:style-name="ce2" table:formula="of:=[Test.L$3]-[Test.$B6]" office:value-type="float" office:value="34.3777777777778" calcext:value-type="float">
            <text:p>3.44E+01</text:p>
          </table:table-cell>
          <table:table-cell table:style-name="ce2" table:formula="of:=[Test.M$3]-[Test.$B6]" office:value-type="float" office:value="34.9678604224059" calcext:value-type="float">
            <text:p>3.50E+01</text:p>
          </table:table-cell>
          <table:table-cell table:style-name="ce2" table:formula="of:=[Test.N$3]-[Test.$B6]" office:value-type="float" office:value="35.4166666666667" calcext:value-type="float">
            <text:p>3.54E+01</text:p>
          </table:table-cell>
          <table:table-cell table:style-name="ce2" table:formula="of:=[Test.O$3]-[Test.$B6]" office:value-type="float" office:value="35.7659434582512" calcext:value-type="float">
            <text:p>3.58E+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-13.6)*(POWER([Test.$B$1];2)/POWER([Test.A7];2))" office:value-type="float" office:value="-21.25" calcext:value-type="float">
            <text:p>-21.2500</text:p>
          </table:table-cell>
          <table:table-cell table:style-name="ce2" table:formula="of:=[Test.C$3]-[Test.$B7]" office:value-type="float" office:value="-318.75" calcext:value-type="float">
            <text:p>-3.19E+02</text:p>
          </table:table-cell>
          <table:table-cell table:style-name="ce2" table:formula="of:=[Test.D$3]-[Test.$B7]" office:value-type="float" office:value="-63.75" calcext:value-type="float">
            <text:p>-6.38E+01</text:p>
          </table:table-cell>
          <table:table-cell table:style-name="ce2" table:formula="of:=[Test.E$3]-[Test.$B7]" office:value-type="float" office:value="-16.5277777777778" calcext:value-type="float">
            <text:p>-1.65E+01</text:p>
          </table:table-cell>
          <table:table-cell table:style-name="ce2" table:formula="of:=[Test.F$3]-[Test.$B7]" office:value-type="float" office:value="0" calcext:value-type="float">
            <text:p>0.00E+00</text:p>
          </table:table-cell>
          <table:table-cell table:style-name="ce2" table:formula="of:=[Test.G$3]-[Test.$B7]" office:value-type="float" office:value="7.65" calcext:value-type="float">
            <text:p>7.65E+00</text:p>
          </table:table-cell>
          <table:table-cell table:style-name="ce2" table:formula="of:=[Test.H$3]-[Test.$B7]" office:value-type="float" office:value="11.8055555555556" calcext:value-type="float">
            <text:p>1.18E+01</text:p>
          </table:table-cell>
          <table:table-cell table:style-name="ce2" table:formula="of:=[Test.I$3]-[Test.$B7]" office:value-type="float" office:value="14.3112244897959" calcext:value-type="float">
            <text:p>1.43E+01</text:p>
          </table:table-cell>
          <table:table-cell table:style-name="ce2" table:formula="of:=[Test.J$3]-[Test.$B7]" office:value-type="float" office:value="15.9375" calcext:value-type="float">
            <text:p>1.59E+01</text:p>
          </table:table-cell>
          <table:table-cell table:style-name="ce2" table:formula="of:=[Test.K$3]-[Test.$B7]" office:value-type="float" office:value="17.0524691358025" calcext:value-type="float">
            <text:p>1.71E+01</text:p>
          </table:table-cell>
          <table:table-cell table:style-name="ce2" table:formula="of:=[Test.L$3]-[Test.$B7]" office:value-type="float" office:value="17.85" calcext:value-type="float">
            <text:p>1.79E+01</text:p>
          </table:table-cell>
          <table:table-cell table:style-name="ce2" table:formula="of:=[Test.M$3]-[Test.$B7]" office:value-type="float" office:value="18.4400826446281" calcext:value-type="float">
            <text:p>1.84E+01</text:p>
          </table:table-cell>
          <table:table-cell table:style-name="ce2" table:formula="of:=[Test.N$3]-[Test.$B7]" office:value-type="float" office:value="18.8888888888889" calcext:value-type="float">
            <text:p>1.89E+01</text:p>
          </table:table-cell>
          <table:table-cell table:style-name="ce2" table:formula="of:=[Test.O$3]-[Test.$B7]" office:value-type="float" office:value="19.2381656804734" calcext:value-type="float">
            <text:p>1.92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-13.6)*(POWER([Test.$B$1];2)/POWER([Test.A8];2))" office:value-type="float" office:value="-13.6" calcext:value-type="float">
            <text:p>-13.6000</text:p>
          </table:table-cell>
          <table:table-cell table:style-name="ce2" table:formula="of:=[Test.C$3]-[Test.$B8]" office:value-type="float" office:value="-326.4" calcext:value-type="float">
            <text:p>-3.26E+02</text:p>
          </table:table-cell>
          <table:table-cell table:style-name="ce2" table:formula="of:=[Test.D$3]-[Test.$B8]" office:value-type="float" office:value="-71.4" calcext:value-type="float">
            <text:p>-7.14E+01</text:p>
          </table:table-cell>
          <table:table-cell table:style-name="ce2" table:formula="of:=[Test.E$3]-[Test.$B8]" office:value-type="float" office:value="-24.1777777777778" calcext:value-type="float">
            <text:p>-2.42E+01</text:p>
          </table:table-cell>
          <table:table-cell table:style-name="ce2" table:formula="of:=[Test.F$3]-[Test.$B8]" office:value-type="float" office:value="-7.65" calcext:value-type="float">
            <text:p>-7.65E+00</text:p>
          </table:table-cell>
          <table:table-cell table:style-name="ce2" table:formula="of:=[Test.G$3]-[Test.$B8]" office:value-type="float" office:value="0" calcext:value-type="float">
            <text:p>0.00E+00</text:p>
          </table:table-cell>
          <table:table-cell table:style-name="ce2" table:formula="of:=[Test.H$3]-[Test.$B8]" office:value-type="float" office:value="4.15555555555556" calcext:value-type="float">
            <text:p>4.16E+00</text:p>
          </table:table-cell>
          <table:table-cell table:style-name="ce2" table:formula="of:=[Test.I$3]-[Test.$B8]" office:value-type="float" office:value="6.66122448979592" calcext:value-type="float">
            <text:p>6.66E+00</text:p>
          </table:table-cell>
          <table:table-cell table:style-name="ce2" table:formula="of:=[Test.J$3]-[Test.$B8]" office:value-type="float" office:value="8.2875" calcext:value-type="float">
            <text:p>8.29E+00</text:p>
          </table:table-cell>
          <table:table-cell table:style-name="ce2" table:formula="of:=[Test.K$3]-[Test.$B8]" office:value-type="float" office:value="9.40246913580247" calcext:value-type="float">
            <text:p>9.40E+00</text:p>
          </table:table-cell>
          <table:table-cell table:style-name="ce2" table:formula="of:=[Test.L$3]-[Test.$B8]" office:value-type="float" office:value="10.2" calcext:value-type="float">
            <text:p>1.02E+01</text:p>
          </table:table-cell>
          <table:table-cell table:style-name="ce2" table:formula="of:=[Test.M$3]-[Test.$B8]" office:value-type="float" office:value="10.7900826446281" calcext:value-type="float">
            <text:p>1.08E+01</text:p>
          </table:table-cell>
          <table:table-cell table:style-name="ce2" table:formula="of:=[Test.N$3]-[Test.$B8]" office:value-type="float" office:value="11.2388888888889" calcext:value-type="float">
            <text:p>1.12E+01</text:p>
          </table:table-cell>
          <table:table-cell table:style-name="ce2" table:formula="of:=[Test.O$3]-[Test.$B8]" office:value-type="float" office:value="11.5881656804734" calcext:value-type="float">
            <text:p>1.16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-13.6)*(POWER([Test.$B$1];2)/POWER([Test.A9];2))" office:value-type="float" office:value="-9.44444444444444" calcext:value-type="float">
            <text:p>-9.4444</text:p>
          </table:table-cell>
          <table:table-cell table:style-name="ce2" table:formula="of:=[Test.C$3]-[Test.$B9]" office:value-type="float" office:value="-330.555555555556" calcext:value-type="float">
            <text:p>-3.31E+02</text:p>
          </table:table-cell>
          <table:table-cell table:style-name="ce2" table:formula="of:=[Test.D$3]-[Test.$B9]" office:value-type="float" office:value="-75.5555555555556" calcext:value-type="float">
            <text:p>-7.56E+01</text:p>
          </table:table-cell>
          <table:table-cell table:style-name="ce2" table:formula="of:=[Test.E$3]-[Test.$B9]" office:value-type="float" office:value="-28.3333333333333" calcext:value-type="float">
            <text:p>-2.83E+01</text:p>
          </table:table-cell>
          <table:table-cell table:style-name="ce2" table:formula="of:=[Test.F$3]-[Test.$B9]" office:value-type="float" office:value="-11.8055555555556" calcext:value-type="float">
            <text:p>-1.18E+01</text:p>
          </table:table-cell>
          <table:table-cell table:style-name="ce2" table:formula="of:=[Test.G$3]-[Test.$B9]" office:value-type="float" office:value="-4.15555555555556" calcext:value-type="float">
            <text:p>-4.16E+00</text:p>
          </table:table-cell>
          <table:table-cell table:style-name="ce2" table:formula="of:=[Test.H$3]-[Test.$B9]" office:value-type="float" office:value="0" calcext:value-type="float">
            <text:p>0.00E+00</text:p>
          </table:table-cell>
          <table:table-cell table:style-name="ce2" table:formula="of:=[Test.I$3]-[Test.$B9]" office:value-type="float" office:value="2.50566893424036" calcext:value-type="float">
            <text:p>2.51E+00</text:p>
          </table:table-cell>
          <table:table-cell table:style-name="ce2" table:formula="of:=[Test.J$3]-[Test.$B9]" office:value-type="float" office:value="4.13194444444444" calcext:value-type="float">
            <text:p>4.13E+00</text:p>
          </table:table-cell>
          <table:table-cell table:style-name="ce2" table:formula="of:=[Test.K$3]-[Test.$B9]" office:value-type="float" office:value="5.24691358024691" calcext:value-type="float">
            <text:p>5.25E+00</text:p>
          </table:table-cell>
          <table:table-cell table:style-name="ce2" table:formula="of:=[Test.L$3]-[Test.$B9]" office:value-type="float" office:value="6.04444444444444" calcext:value-type="float">
            <text:p>6.04E+00</text:p>
          </table:table-cell>
          <table:table-cell table:style-name="ce2" table:formula="of:=[Test.M$3]-[Test.$B9]" office:value-type="float" office:value="6.63452708907254" calcext:value-type="float">
            <text:p>6.63E+00</text:p>
          </table:table-cell>
          <table:table-cell table:style-name="ce2" table:formula="of:=[Test.N$3]-[Test.$B9]" office:value-type="float" office:value="7.08333333333333" calcext:value-type="float">
            <text:p>7.08E+00</text:p>
          </table:table-cell>
          <table:table-cell table:style-name="ce2" table:formula="of:=[Test.O$3]-[Test.$B9]" office:value-type="float" office:value="7.43261012491782" calcext:value-type="float">
            <text:p>7.43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-13.6)*(POWER([Test.$B$1];2)/POWER([Test.A10];2))" office:value-type="float" office:value="-6.93877551020408" calcext:value-type="float">
            <text:p>-6.9388</text:p>
          </table:table-cell>
          <table:table-cell table:style-name="ce2" table:formula="of:=[Test.C$3]-[Test.$B10]" office:value-type="float" office:value="-333.061224489796" calcext:value-type="float">
            <text:p>-3.33E+02</text:p>
          </table:table-cell>
          <table:table-cell table:style-name="ce2" table:formula="of:=[Test.D$3]-[Test.$B10]" office:value-type="float" office:value="-78.0612244897959" calcext:value-type="float">
            <text:p>-7.81E+01</text:p>
          </table:table-cell>
          <table:table-cell table:style-name="ce2" table:formula="of:=[Test.E$3]-[Test.$B10]" office:value-type="float" office:value="-30.8390022675737" calcext:value-type="float">
            <text:p>-3.08E+01</text:p>
          </table:table-cell>
          <table:table-cell table:style-name="ce2" table:formula="of:=[Test.F$3]-[Test.$B10]" office:value-type="float" office:value="-14.3112244897959" calcext:value-type="float">
            <text:p>-1.43E+01</text:p>
          </table:table-cell>
          <table:table-cell table:style-name="ce2" table:formula="of:=[Test.G$3]-[Test.$B10]" office:value-type="float" office:value="-6.66122448979592" calcext:value-type="float">
            <text:p>-6.66E+00</text:p>
          </table:table-cell>
          <table:table-cell table:style-name="ce2" table:formula="of:=[Test.H$3]-[Test.$B10]" office:value-type="float" office:value="-2.50566893424036" calcext:value-type="float">
            <text:p>-2.51E+00</text:p>
          </table:table-cell>
          <table:table-cell table:style-name="ce2" table:formula="of:=[Test.I$3]-[Test.$B10]" office:value-type="float" office:value="0" calcext:value-type="float">
            <text:p>0.00E+00</text:p>
          </table:table-cell>
          <table:table-cell table:style-name="ce2" table:formula="of:=[Test.J$3]-[Test.$B10]" office:value-type="float" office:value="1.62627551020408" calcext:value-type="float">
            <text:p>1.63E+00</text:p>
          </table:table-cell>
          <table:table-cell table:style-name="ce2" table:formula="of:=[Test.K$3]-[Test.$B10]" office:value-type="float" office:value="2.74124464600655" calcext:value-type="float">
            <text:p>2.74E+00</text:p>
          </table:table-cell>
          <table:table-cell table:style-name="ce2" table:formula="of:=[Test.L$3]-[Test.$B10]" office:value-type="float" office:value="3.53877551020408" calcext:value-type="float">
            <text:p>3.54E+00</text:p>
          </table:table-cell>
          <table:table-cell table:style-name="ce2" table:formula="of:=[Test.M$3]-[Test.$B10]" office:value-type="float" office:value="4.12885815483218" calcext:value-type="float">
            <text:p>4.13E+00</text:p>
          </table:table-cell>
          <table:table-cell table:style-name="ce2" table:formula="of:=[Test.N$3]-[Test.$B10]" office:value-type="float" office:value="4.57766439909297" calcext:value-type="float">
            <text:p>4.58E+00</text:p>
          </table:table-cell>
          <table:table-cell table:style-name="ce2" table:formula="of:=[Test.O$3]-[Test.$B10]" office:value-type="float" office:value="4.92694119067745" calcext:value-type="float">
            <text:p>4.93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-13.6)*(POWER([Test.$B$1];2)/POWER([Test.A11];2))" office:value-type="float" office:value="-5.3125" calcext:value-type="float">
            <text:p>-5.3125</text:p>
          </table:table-cell>
          <table:table-cell table:style-name="ce2" table:formula="of:=[Test.C$3]-[Test.$B11]" office:value-type="float" office:value="-334.6875" calcext:value-type="float">
            <text:p>-3.35E+02</text:p>
          </table:table-cell>
          <table:table-cell table:style-name="ce2" table:formula="of:=[Test.D$3]-[Test.$B11]" office:value-type="float" office:value="-79.6875" calcext:value-type="float">
            <text:p>-7.97E+01</text:p>
          </table:table-cell>
          <table:table-cell table:style-name="ce2" table:formula="of:=[Test.E$3]-[Test.$B11]" office:value-type="float" office:value="-32.4652777777778" calcext:value-type="float">
            <text:p>-3.25E+01</text:p>
          </table:table-cell>
          <table:table-cell table:style-name="ce2" table:formula="of:=[Test.F$3]-[Test.$B11]" office:value-type="float" office:value="-15.9375" calcext:value-type="float">
            <text:p>-1.59E+01</text:p>
          </table:table-cell>
          <table:table-cell table:style-name="ce2" table:formula="of:=[Test.G$3]-[Test.$B11]" office:value-type="float" office:value="-8.2875" calcext:value-type="float">
            <text:p>-8.29E+00</text:p>
          </table:table-cell>
          <table:table-cell table:style-name="ce2" table:formula="of:=[Test.H$3]-[Test.$B11]" office:value-type="float" office:value="-4.13194444444444" calcext:value-type="float">
            <text:p>-4.13E+00</text:p>
          </table:table-cell>
          <table:table-cell table:style-name="ce2" table:formula="of:=[Test.I$3]-[Test.$B11]" office:value-type="float" office:value="-1.62627551020408" calcext:value-type="float">
            <text:p>-1.63E+00</text:p>
          </table:table-cell>
          <table:table-cell table:style-name="ce2" table:formula="of:=[Test.J$3]-[Test.$B11]" office:value-type="float" office:value="0" calcext:value-type="float">
            <text:p>0.00E+00</text:p>
          </table:table-cell>
          <table:table-cell table:style-name="ce2" table:formula="of:=[Test.K$3]-[Test.$B11]" office:value-type="float" office:value="1.11496913580247" calcext:value-type="float">
            <text:p>1.11E+00</text:p>
          </table:table-cell>
          <table:table-cell table:style-name="ce2" table:formula="of:=[Test.L$3]-[Test.$B11]" office:value-type="float" office:value="1.9125" calcext:value-type="float">
            <text:p>1.91E+00</text:p>
          </table:table-cell>
          <table:table-cell table:style-name="ce2" table:formula="of:=[Test.M$3]-[Test.$B11]" office:value-type="float" office:value="2.5025826446281" calcext:value-type="float">
            <text:p>2.50E+00</text:p>
          </table:table-cell>
          <table:table-cell table:style-name="ce2" table:formula="of:=[Test.N$3]-[Test.$B11]" office:value-type="float" office:value="2.95138888888889" calcext:value-type="float">
            <text:p>2.95E+00</text:p>
          </table:table-cell>
          <table:table-cell table:style-name="ce2" table:formula="of:=[Test.O$3]-[Test.$B11]" office:value-type="float" office:value="3.30066568047337" calcext:value-type="float">
            <text:p>3.30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-13.6)*(POWER([Test.$B$1];2)/POWER([Test.A12];2))" office:value-type="float" office:value="-4.19753086419753" calcext:value-type="float">
            <text:p>-4.1975</text:p>
          </table:table-cell>
          <table:table-cell table:style-name="ce2" table:formula="of:=[Test.C$3]-[Test.$B12]" office:value-type="float" office:value="-335.802469135802" calcext:value-type="float">
            <text:p>-3.36E+02</text:p>
          </table:table-cell>
          <table:table-cell table:style-name="ce2" table:formula="of:=[Test.D$3]-[Test.$B12]" office:value-type="float" office:value="-80.8024691358025" calcext:value-type="float">
            <text:p>-8.08E+01</text:p>
          </table:table-cell>
          <table:table-cell table:style-name="ce2" table:formula="of:=[Test.E$3]-[Test.$B12]" office:value-type="float" office:value="-33.5802469135802" calcext:value-type="float">
            <text:p>-3.36E+01</text:p>
          </table:table-cell>
          <table:table-cell table:style-name="ce2" table:formula="of:=[Test.F$3]-[Test.$B12]" office:value-type="float" office:value="-17.0524691358025" calcext:value-type="float">
            <text:p>-1.71E+01</text:p>
          </table:table-cell>
          <table:table-cell table:style-name="ce2" table:formula="of:=[Test.G$3]-[Test.$B12]" office:value-type="float" office:value="-9.40246913580247" calcext:value-type="float">
            <text:p>-9.40E+00</text:p>
          </table:table-cell>
          <table:table-cell table:style-name="ce2" table:formula="of:=[Test.H$3]-[Test.$B12]" office:value-type="float" office:value="-5.24691358024691" calcext:value-type="float">
            <text:p>-5.25E+00</text:p>
          </table:table-cell>
          <table:table-cell table:style-name="ce2" table:formula="of:=[Test.I$3]-[Test.$B12]" office:value-type="float" office:value="-2.74124464600655" calcext:value-type="float">
            <text:p>-2.74E+00</text:p>
          </table:table-cell>
          <table:table-cell table:style-name="ce2" table:formula="of:=[Test.J$3]-[Test.$B12]" office:value-type="float" office:value="-1.11496913580247" calcext:value-type="float">
            <text:p>-1.11E+00</text:p>
          </table:table-cell>
          <table:table-cell table:style-name="ce2" table:formula="of:=[Test.K$3]-[Test.$B12]" office:value-type="float" office:value="0" calcext:value-type="float">
            <text:p>0.00E+00</text:p>
          </table:table-cell>
          <table:table-cell table:style-name="ce2" table:formula="of:=[Test.L$3]-[Test.$B12]" office:value-type="float" office:value="0.797530864197531" calcext:value-type="float">
            <text:p>7.98E-01</text:p>
          </table:table-cell>
          <table:table-cell table:style-name="ce2" table:formula="of:=[Test.M$3]-[Test.$B12]" office:value-type="float" office:value="1.38761350882563" calcext:value-type="float">
            <text:p>1.39E+00</text:p>
          </table:table-cell>
          <table:table-cell table:style-name="ce2" table:formula="of:=[Test.N$3]-[Test.$B12]" office:value-type="float" office:value="1.83641975308642" calcext:value-type="float">
            <text:p>1.84E+00</text:p>
          </table:table-cell>
          <table:table-cell table:style-name="ce2" table:formula="of:=[Test.O$3]-[Test.$B12]" office:value-type="float" office:value="2.1856965446709" calcext:value-type="float">
            <text:p>2.19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-13.6)*(POWER([Test.$B$1];2)/POWER([Test.A13];2))" office:value-type="float" office:value="-3.4" calcext:value-type="float">
            <text:p>-3.4000</text:p>
          </table:table-cell>
          <table:table-cell table:style-name="ce2" table:formula="of:=[Test.C$3]-[Test.$B13]" office:value-type="float" office:value="-336.6" calcext:value-type="float">
            <text:p>-3.37E+02</text:p>
          </table:table-cell>
          <table:table-cell table:style-name="ce2" table:formula="of:=[Test.D$3]-[Test.$B13]" office:value-type="float" office:value="-81.6" calcext:value-type="float">
            <text:p>-8.16E+01</text:p>
          </table:table-cell>
          <table:table-cell table:style-name="ce2" table:formula="of:=[Test.E$3]-[Test.$B13]" office:value-type="float" office:value="-34.3777777777778" calcext:value-type="float">
            <text:p>-3.44E+01</text:p>
          </table:table-cell>
          <table:table-cell table:style-name="ce2" table:formula="of:=[Test.F$3]-[Test.$B13]" office:value-type="float" office:value="-17.85" calcext:value-type="float">
            <text:p>-1.79E+01</text:p>
          </table:table-cell>
          <table:table-cell table:style-name="ce2" table:formula="of:=[Test.G$3]-[Test.$B13]" office:value-type="float" office:value="-10.2" calcext:value-type="float">
            <text:p>-1.02E+01</text:p>
          </table:table-cell>
          <table:table-cell table:style-name="ce2" table:formula="of:=[Test.H$3]-[Test.$B13]" office:value-type="float" office:value="-6.04444444444444" calcext:value-type="float">
            <text:p>-6.04E+00</text:p>
          </table:table-cell>
          <table:table-cell table:style-name="ce2" table:formula="of:=[Test.I$3]-[Test.$B13]" office:value-type="float" office:value="-3.53877551020408" calcext:value-type="float">
            <text:p>-3.54E+00</text:p>
          </table:table-cell>
          <table:table-cell table:style-name="ce2" table:formula="of:=[Test.J$3]-[Test.$B13]" office:value-type="float" office:value="-1.9125" calcext:value-type="float">
            <text:p>-1.91E+00</text:p>
          </table:table-cell>
          <table:table-cell table:style-name="ce2" table:formula="of:=[Test.K$3]-[Test.$B13]" office:value-type="float" office:value="-0.797530864197531" calcext:value-type="float">
            <text:p>-7.98E-01</text:p>
          </table:table-cell>
          <table:table-cell table:style-name="ce2" table:formula="of:=[Test.L$3]-[Test.$B13]" office:value-type="float" office:value="0" calcext:value-type="float">
            <text:p>0.00E+00</text:p>
          </table:table-cell>
          <table:table-cell table:style-name="ce2" table:formula="of:=[Test.M$3]-[Test.$B13]" office:value-type="float" office:value="0.590082644628099" calcext:value-type="float">
            <text:p>5.90E-01</text:p>
          </table:table-cell>
          <table:table-cell table:style-name="ce2" table:formula="of:=[Test.N$3]-[Test.$B13]" office:value-type="float" office:value="1.03888888888889" calcext:value-type="float">
            <text:p>1.04E+00</text:p>
          </table:table-cell>
          <table:table-cell table:style-name="ce2" table:formula="of:=[Test.O$3]-[Test.$B13]" office:value-type="float" office:value="1.38816568047337" calcext:value-type="float">
            <text:p>1.39E+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-13.6)*(POWER([Test.$B$1];2)/POWER([Test.A14];2))" office:value-type="float" office:value="-2.8099173553719" calcext:value-type="float">
            <text:p>-2.8099</text:p>
          </table:table-cell>
          <table:table-cell table:style-name="ce2" table:formula="of:=[Test.C$3]-[Test.$B14]" office:value-type="float" office:value="-337.190082644628" calcext:value-type="float">
            <text:p>-3.37E+02</text:p>
          </table:table-cell>
          <table:table-cell table:style-name="ce2" table:formula="of:=[Test.D$3]-[Test.$B14]" office:value-type="float" office:value="-82.1900826446281" calcext:value-type="float">
            <text:p>-8.22E+01</text:p>
          </table:table-cell>
          <table:table-cell table:style-name="ce2" table:formula="of:=[Test.E$3]-[Test.$B14]" office:value-type="float" office:value="-34.9678604224059" calcext:value-type="float">
            <text:p>-3.50E+01</text:p>
          </table:table-cell>
          <table:table-cell table:style-name="ce2" table:formula="of:=[Test.F$3]-[Test.$B14]" office:value-type="float" office:value="-18.4400826446281" calcext:value-type="float">
            <text:p>-1.84E+01</text:p>
          </table:table-cell>
          <table:table-cell table:style-name="ce2" table:formula="of:=[Test.G$3]-[Test.$B14]" office:value-type="float" office:value="-10.7900826446281" calcext:value-type="float">
            <text:p>-1.08E+01</text:p>
          </table:table-cell>
          <table:table-cell table:style-name="ce2" table:formula="of:=[Test.H$3]-[Test.$B14]" office:value-type="float" office:value="-6.63452708907254" calcext:value-type="float">
            <text:p>-6.63E+00</text:p>
          </table:table-cell>
          <table:table-cell table:style-name="ce2" table:formula="of:=[Test.I$3]-[Test.$B14]" office:value-type="float" office:value="-4.12885815483218" calcext:value-type="float">
            <text:p>-4.13E+00</text:p>
          </table:table-cell>
          <table:table-cell table:style-name="ce2" table:formula="of:=[Test.J$3]-[Test.$B14]" office:value-type="float" office:value="-2.5025826446281" calcext:value-type="float">
            <text:p>-2.50E+00</text:p>
          </table:table-cell>
          <table:table-cell table:style-name="ce2" table:formula="of:=[Test.K$3]-[Test.$B14]" office:value-type="float" office:value="-1.38761350882563" calcext:value-type="float">
            <text:p>-1.39E+00</text:p>
          </table:table-cell>
          <table:table-cell table:style-name="ce2" table:formula="of:=[Test.L$3]-[Test.$B14]" office:value-type="float" office:value="-0.590082644628099" calcext:value-type="float">
            <text:p>-5.90E-01</text:p>
          </table:table-cell>
          <table:table-cell table:style-name="ce2" table:formula="of:=[Test.M$3]-[Test.$B14]" office:value-type="float" office:value="0" calcext:value-type="float">
            <text:p>0.00E+00</text:p>
          </table:table-cell>
          <table:table-cell table:style-name="ce2" table:formula="of:=[Test.N$3]-[Test.$B14]" office:value-type="float" office:value="0.44880624426079" calcext:value-type="float">
            <text:p>4.49E-01</text:p>
          </table:table-cell>
          <table:table-cell table:style-name="ce2" table:formula="of:=[Test.O$3]-[Test.$B14]" office:value-type="float" office:value="0.798083035845274" calcext:value-type="float">
            <text:p>7.98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-13.6)*(POWER([Test.$B$1];2)/POWER([Test.A15];2))" office:value-type="float" office:value="-2.36111111111111" calcext:value-type="float">
            <text:p>-2.3611</text:p>
          </table:table-cell>
          <table:table-cell table:style-name="ce2" table:formula="of:=[Test.C$3]-[Test.$B15]" office:value-type="float" office:value="-337.638888888889" calcext:value-type="float">
            <text:p>-3.38E+02</text:p>
          </table:table-cell>
          <table:table-cell table:style-name="ce2" table:formula="of:=[Test.D$3]-[Test.$B15]" office:value-type="float" office:value="-82.6388888888889" calcext:value-type="float">
            <text:p>-8.26E+01</text:p>
          </table:table-cell>
          <table:table-cell table:style-name="ce2" table:formula="of:=[Test.E$3]-[Test.$B15]" office:value-type="float" office:value="-35.4166666666667" calcext:value-type="float">
            <text:p>-3.54E+01</text:p>
          </table:table-cell>
          <table:table-cell table:style-name="ce2" table:formula="of:=[Test.F$3]-[Test.$B15]" office:value-type="float" office:value="-18.8888888888889" calcext:value-type="float">
            <text:p>-1.89E+01</text:p>
          </table:table-cell>
          <table:table-cell table:style-name="ce2" table:formula="of:=[Test.G$3]-[Test.$B15]" office:value-type="float" office:value="-11.2388888888889" calcext:value-type="float">
            <text:p>-1.12E+01</text:p>
          </table:table-cell>
          <table:table-cell table:style-name="ce2" table:formula="of:=[Test.H$3]-[Test.$B15]" office:value-type="float" office:value="-7.08333333333333" calcext:value-type="float">
            <text:p>-7.08E+00</text:p>
          </table:table-cell>
          <table:table-cell table:style-name="ce2" table:formula="of:=[Test.I$3]-[Test.$B15]" office:value-type="float" office:value="-4.57766439909297" calcext:value-type="float">
            <text:p>-4.58E+00</text:p>
          </table:table-cell>
          <table:table-cell table:style-name="ce2" table:formula="of:=[Test.J$3]-[Test.$B15]" office:value-type="float" office:value="-2.95138888888889" calcext:value-type="float">
            <text:p>-2.95E+00</text:p>
          </table:table-cell>
          <table:table-cell table:style-name="ce2" table:formula="of:=[Test.K$3]-[Test.$B15]" office:value-type="float" office:value="-1.83641975308642" calcext:value-type="float">
            <text:p>-1.84E+00</text:p>
          </table:table-cell>
          <table:table-cell table:style-name="ce2" table:formula="of:=[Test.L$3]-[Test.$B15]" office:value-type="float" office:value="-1.03888888888889" calcext:value-type="float">
            <text:p>-1.04E+00</text:p>
          </table:table-cell>
          <table:table-cell table:style-name="ce2" table:formula="of:=[Test.M$3]-[Test.$B15]" office:value-type="float" office:value="-0.44880624426079" calcext:value-type="float">
            <text:p>-4.49E-01</text:p>
          </table:table-cell>
          <table:table-cell table:style-name="ce2" table:formula="of:=[Test.N$3]-[Test.$B15]" office:value-type="float" office:value="0" calcext:value-type="float">
            <text:p>0.00E+00</text:p>
          </table:table-cell>
          <table:table-cell table:style-name="ce2" table:formula="of:=[Test.O$3]-[Test.$B15]" office:value-type="float" office:value="0.349276791584484" calcext:value-type="float">
            <text:p>3.49E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-13.6)*(POWER([Test.$B$1];2)/POWER([Test.A16];2))" office:value-type="float" office:value="-2.01183431952663" calcext:value-type="float">
            <text:p>-2.0118</text:p>
          </table:table-cell>
          <table:table-cell table:style-name="ce2" table:formula="of:=[Test.C$3]-[Test.$B16]" office:value-type="float" office:value="-337.988165680473" calcext:value-type="float">
            <text:p>-3.38E+02</text:p>
          </table:table-cell>
          <table:table-cell table:style-name="ce2" table:formula="of:=[Test.D$3]-[Test.$B16]" office:value-type="float" office:value="-82.9881656804734" calcext:value-type="float">
            <text:p>-8.30E+01</text:p>
          </table:table-cell>
          <table:table-cell table:style-name="ce2" table:formula="of:=[Test.E$3]-[Test.$B16]" office:value-type="float" office:value="-35.7659434582512" calcext:value-type="float">
            <text:p>-3.58E+01</text:p>
          </table:table-cell>
          <table:table-cell table:style-name="ce2" table:formula="of:=[Test.F$3]-[Test.$B16]" office:value-type="float" office:value="-19.2381656804734" calcext:value-type="float">
            <text:p>-1.92E+01</text:p>
          </table:table-cell>
          <table:table-cell table:style-name="ce2" table:formula="of:=[Test.G$3]-[Test.$B16]" office:value-type="float" office:value="-11.5881656804734" calcext:value-type="float">
            <text:p>-1.16E+01</text:p>
          </table:table-cell>
          <table:table-cell table:style-name="ce2" table:formula="of:=[Test.H$3]-[Test.$B16]" office:value-type="float" office:value="-7.43261012491782" calcext:value-type="float">
            <text:p>-7.43E+00</text:p>
          </table:table-cell>
          <table:table-cell table:style-name="ce2" table:formula="of:=[Test.I$3]-[Test.$B16]" office:value-type="float" office:value="-4.92694119067745" calcext:value-type="float">
            <text:p>-4.93E+00</text:p>
          </table:table-cell>
          <table:table-cell table:style-name="ce2" table:formula="of:=[Test.J$3]-[Test.$B16]" office:value-type="float" office:value="-3.30066568047337" calcext:value-type="float">
            <text:p>-3.30E+00</text:p>
          </table:table-cell>
          <table:table-cell table:style-name="ce2" table:formula="of:=[Test.K$3]-[Test.$B16]" office:value-type="float" office:value="-2.1856965446709" calcext:value-type="float">
            <text:p>-2.19E+00</text:p>
          </table:table-cell>
          <table:table-cell table:style-name="ce2" table:formula="of:=[Test.L$3]-[Test.$B16]" office:value-type="float" office:value="-1.38816568047337" calcext:value-type="float">
            <text:p>-1.39E+00</text:p>
          </table:table-cell>
          <table:table-cell table:style-name="ce2" table:formula="of:=[Test.M$3]-[Test.$B16]" office:value-type="float" office:value="-0.798083035845274" calcext:value-type="float">
            <text:p>-7.98E-01</text:p>
          </table:table-cell>
          <table:table-cell table:style-name="ce2" table:formula="of:=[Test.N$3]-[Test.$B16]" office:value-type="float" office:value="-0.349276791584484" calcext:value-type="float">
            <text:p>-3.49E-01</text:p>
          </table:table-cell>
          <table:table-cell table:style-name="ce2" table:formula="of:=[Test.O$3]-[Test.$B16]" office:value-type="float" office:value="0" calcext:value-type="float">
            <text:p>0.00E+00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9">
          <table:table-cell/>
          <table:table-cell table:style-name="ce2"/>
          <table:table-cell table:number-columns-repeated="13"/>
        </table:table-row>
        <table:table-row table:style-name="ro1" table:number-rows-repeated="4"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Misc_Test" table:style-name="ta1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 in m/s</text:p>
          </table:table-cell>
          <table:table-cell table:style-name="ce2" table:formula="of:=2.99792458*POWER(10;8)" office:value-type="float" office:value="299792458" calcext:value-type="float">
            <text:p>3.00E+08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Wellenlängen in m</text:p>
          </table:table-cell>
          <table:table-cell table:style-name="ce2" table:formula="of:=780*POWER(10;-9)" office:value-type="float" office:value="0.00000078" calcext:value-type="float">
            <text:p>7.80E-07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/>
          <table:table-cell table:style-name="ce2" table:formula="of:=390*POWER(10;-9)" office:value-type="float" office:value="0.00000039" calcext:value-type="float">
            <text:p>3.90E-07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Frequenz in 1/s</text:p>
          </table:table-cell>
          <table:table-cell table:style-name="ce2" table:formula="of:=[Misc_Test.B1]/[Misc_Test.B2]" office:value-type="float" office:value="384349305128205" calcext:value-type="float">
            <text:p>3.84E+14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/>
          <table:table-cell table:style-name="ce2" table:formula="of:=[Misc_Test.B1]/[Misc_Test.B3]" office:value-type="float" office:value="768698610256410" calcext:value-type="float">
            <text:p>7.69E+14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nergie in J</text:p>
          </table:table-cell>
          <table:table-cell table:style-name="ce2" table:formula="of:=[Misc_Test.B10]*[Misc_Test.B4]" office:value-type="float" office:value="2.54672501588154E-019" calcext:value-type="float">
            <text:p>2.55E-19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/>
          <table:table-cell table:style-name="ce2" table:formula="of:=[Misc_Test.B10]*[Misc_Test.B5]" office:value-type="float" office:value="5.09345003176308E-019" calcext:value-type="float">
            <text:p>5.09E-19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in eV</text:p>
          </table:table-cell>
          <table:table-cell table:style-name="ce2" table:formula="of:=[Misc_Test.B6]/[Misc_Test.B12]" office:value-type="float" office:value="1.58954036656471" calcext:value-type="float">
            <text:p>1.59E+00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/>
          <table:table-cell table:style-name="ce2" table:formula="of:=[Misc_Test.B7]/[Misc_Test.B12]" office:value-type="float" office:value="3.17908073312941" calcext:value-type="float">
            <text:p>3.18E+00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h in Js</text:p>
          </table:table-cell>
          <table:table-cell table:formula="of:=6.626069*POWER(10;-34)" office:value-type="float" office:value="6.626069E-034" calcext:value-type="float">
            <text:p>6.626069E-34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 in C</text:p>
          </table:table-cell>
          <table:table-cell table:formula="of:=1.602177*POWER(10;-19)" office:value-type="float" office:value="1.602177E-019" calcext:value-type="float">
            <text:p>1.602177E-19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-E</text:p>
          </table:table-cell>
          <table:table-cell table:style-name="ce2" table:formula="of:=-[Misc_Test.B8]" office:value-type="float" office:value="-1.58954036656471" calcext:value-type="float">
            <text:p>-1.59E+00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/>
          <table:table-cell table:style-name="ce2" table:formula="of:=-[Misc_Test.B9]" office:value-type="float" office:value="-3.17908073312941" calcext:value-type="float">
            <text:p>-3.18E+00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office:value-type="float" office:value="3.18" calcext:value-type="float">
            <text:p>3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9:15:32.548330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Arndt</meta:initial-creator>
    <meta:creation-date>2016-01-09T17:25:37.939300562</meta:creation-date>
    <dc:date>2016-01-10T20:49:31.021827080</dc:date>
    <dc:creator>Jonas Arndt</dc:creator>
    <meta:editing-duration>PT1H29M20S</meta:editing-duration>
    <meta:editing-cycles>15</meta:editing-cycles>
    <meta:generator>LibreOffice/5.0.2.2$Linux_X86_64 LibreOffice_project/00m0$Build-2</meta:generator>
    <meta:document-statistic meta:table-count="5" meta:cell-count="10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05cm" svg:height="11.574cm" xlink:href=".." xlink:type="simple" chart:class="chart:line" chart:style-name="ch1">
        <chart:legend chart:legend-position="end" svg:x="18.308cm" svg:y="4.99cm" style:legend-expansion="high" chart:style-name="ch2"/>
        <chart:plot-area chart:style-name="ch3" table:cell-range-address="Sauerstoff.D4:Sauerstoff.O4 Sauerstoff.E5:Sauerstoff.O5 Sauerstoff.F6:Sauerstoff.O6 Sauerstoff.G7:Sauerstoff.O7 Sauerstoff.H8:Sauerstoff.O8 Sauerstoff.I9:Sauerstoff.O9 Sauerstoff.J10:Sauerstoff.O10 Sauerstoff.K11:Sauerstoff.O11 Sauerstoff.L12:Sauerstoff.O12 Sauerstoff.M13:Sauerstoff.O13 Sauerstoff.N14:Sauerstoff.O14 Sauerstoff.O15:Sauerstoff.O15 Misc.D1:Misc.E78" chart:data-source-has-labels="row" svg:x="0.412cm" svg:y="0.231cm" svg:width="17.484cm" svg:height="11.112cm">
          <chartooo:coordinate-region svg:x="2.145cm" svg:y="0.43cm" svg:width="15.751cm" svg:height="10.7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auerstoff.D4:Sauerstoff.O4 Sauerstoff.E5:Sauerstoff.O5 Sauerstoff.F6:Sauerstoff.O6 Sauerstoff.G7:Sauerstoff.O7 Sauerstoff.H8:Sauerstoff.O8 Sauerstoff.I9:Sauerstoff.O9 Sauerstoff.J10:Sauerstoff.O10 Sauerstoff.K11:Sauerstoff.O11 Sauerstoff.L12:Sauerstoff.O12 Sauerstoff.M13:Sauerstoff.O13 Sauerstoff.N14:Sauerstoff.O14 Sauerstoff.O15:Sauerstoff.O15" chart:class="chart:line">
            <chart:data-point chart:repeated="78"/>
          </chart:series>
          <chart:series chart:style-name="ch8" chart:values-cell-range-address="Misc.D1:Misc.D78" loext:label-string="light1" chart:class="chart:line">
            <chart:data-point chart:repeated="78"/>
          </chart:series>
          <chart:series chart:style-name="ch9" chart:values-cell-range-address="Misc.E1:Misc.E78" loext:label-string="light2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 Row 5 Row 6 Row 7 Row 8 Row 9 Row 10 Row 11 Row 12 Row 13 Row 14 Row 15</text:p>
              </table:table-cell>
              <table:table-cell office:value-type="string">
                <text:p>light1</text:p>
              </table:table-cell>
              <table:table-cell office:value-type="string">
                <text:p>light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.8">
                <text:p>652.8</text:p>
                <draw:g>
                  <svg:desc>Sauerstoff.D4:Sauerstoff.O4 Sauerstoff.E5:Sauerstoff.O5 Sauerstoff.F6:Sauerstoff.O6 Sauerstoff.G7:Sauerstoff.O7 Sauerstoff.H8:Sauerstoff.O8 Sauerstoff.I9:Sauerstoff.O9 Sauerstoff.J10:Sauerstoff.O10 Sauerstoff.K11:Sauerstoff.O11 Sauerstoff.L12:Sauerstoff.O12 Sauerstoff.M13:Sauerstoff.O13 Sauerstoff.N14:Sauerstoff.O14 Sauerstoff.O15:Sauerstoff.O15</svg:desc>
                </draw:g>
              </table:table-cell>
              <table:table-cell office:value-type="float" office:value="1.58954036656471">
                <text:p>1.58954036656471</text:p>
                <draw:g>
                  <svg:desc>Misc.D1:Misc.D78</svg:desc>
                </draw:g>
              </table:table-cell>
              <table:table-cell office:value-type="float" office:value="3.17908073312941">
                <text:p>3.17908073312941</text:p>
                <draw:g>
                  <svg:desc>Misc.E1:Misc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3.688888888889">
                <text:p>773.6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">
                <text:p>81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5.584">
                <text:p>835.58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6.222222222222">
                <text:p>846.22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2.636734693878">
                <text:p>852.6367346938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.8">
                <text:p>856.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9.654320987654">
                <text:p>859.65432098765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1.696">
                <text:p>861.6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0.31296">
                <text:p>870.3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.3991296">
                <text:p>870.3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0.399991296">
                <text:p>870.399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888888888889">
                <text:p>120.8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.2">
                <text:p>163.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.784">
                <text:p>182.78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.422222222222">
                <text:p>193.42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.836734693878">
                <text:p>199.8367346938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">
                <text:p>20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6.854320987654">
                <text:p>206.85432098765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8.896">
                <text:p>208.8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.51296">
                <text:p>217.5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7.5991296">
                <text:p>217.5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.599991296">
                <text:p>217.599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3111111111111">
                <text:p>42.311111111111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8951111111111">
                <text:p>61.895111111111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.5333333333333">
                <text:p>72.533333333333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9478458049887">
                <text:p>78.947845804988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.1111111111111">
                <text:p>83.111111111111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.9654320987654">
                <text:p>85.965432098765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.0071111111111">
                <text:p>88.007111111111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.6240711111111">
                <text:p>96.624071111111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7102407111111">
                <text:p>96.710240711111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.7111024071111">
                <text:p>96.711102407111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584">
                <text:p>19.58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.6367346938775">
                <text:p>36.63673469387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8">
                <text:p>40.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.6543209876543">
                <text:p>43.654320987654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.696">
                <text:p>45.6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31296">
                <text:p>54.3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3991296">
                <text:p>54.3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399991296">
                <text:p>54.399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6382222222222">
                <text:p>10.638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0527346938776">
                <text:p>17.052734693877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216">
                <text:p>21.21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0703209876543">
                <text:p>24.070320987654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112">
                <text:p>26.11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72896">
                <text:p>34.728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.8151296">
                <text:p>34.815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815991296">
                <text:p>34.815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41451247165533">
                <text:p>6.4145124716553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777777777778">
                <text:p>10.577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4320987654321">
                <text:p>13.432098765432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4737777777778">
                <text:p>15.473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0907377777778">
                <text:p>24.09073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1769073777778">
                <text:p>24.1769073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1777690737778">
                <text:p>24.177769073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6326530612245">
                <text:p>4.163265306122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01758629377677">
                <text:p>7.0175862937767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5926530612245">
                <text:p>9.059265306122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762253061224">
                <text:p>17.676225306122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7623949061225">
                <text:p>17.762394906122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7632566021225">
                <text:p>17.763256602122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5432098765432">
                <text:p>2.8543209876543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896">
                <text:p>4.8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51296">
                <text:p>13.5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5991296">
                <text:p>13.5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599991296">
                <text:p>13.599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4167901234568">
                <text:p>2.0416790123456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6586390123457">
                <text:p>10.658639012345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7448086123457">
                <text:p>10.744808612345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7456703083457">
                <text:p>10.745670308345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1696">
                <text:p>8.616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031296">
                <text:p>8.703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703991296">
                <text:p>8.70399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861696">
                <text:p>0.08616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7031296">
                <text:p>0.0870312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61696">
                <text:p>0.0008616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26cm" svg:height="12.977cm" xlink:href=".." xlink:type="simple" chart:class="chart:line" chart:style-name="ch1">
        <chart:legend chart:legend-position="end" svg:x="18.429cm" svg:y="5.691cm" style:legend-expansion="high" chart:style-name="ch2"/>
        <chart:plot-area chart:style-name="ch3" table:cell-range-address="Slicium.D4:Slicium.O4 Slicium.E5:Slicium.O5 Slicium.F6:Slicium.O6 Slicium.G7:Slicium.O7 Slicium.H8:Slicium.O8 Slicium.I9:Slicium.O9 Slicium.J10:Slicium.O10 Slicium.K11:Slicium.O11 Slicium.L12:Slicium.O12 Slicium.M13:Slicium.O13 Slicium.N14:Slicium.O14 Slicium.O15:Slicium.O15 Misc.D1:Misc.E78" chart:data-source-has-labels="row" svg:x="0.43cm" svg:y="0.259cm" svg:width="17.569cm" svg:height="12.459cm">
          <chartooo:coordinate-region svg:x="2.163cm" svg:y="0.458cm" svg:width="15.836cm" svg:height="12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icium.D4:Slicium.O4 Slicium.E5:Slicium.O5 Slicium.F6:Slicium.O6 Slicium.G7:Slicium.O7 Slicium.H8:Slicium.O8 Slicium.I9:Slicium.O9 Slicium.J10:Slicium.O10 Slicium.K11:Slicium.O11 Slicium.L12:Slicium.O12 Slicium.M13:Slicium.O13 Slicium.N14:Slicium.O14 Slicium.O15:Slicium.O15" chart:class="chart:line">
            <chart:data-point chart:repeated="78"/>
          </chart:series>
          <chart:series chart:style-name="ch8" chart:values-cell-range-address="Misc.D1:Misc.D78" loext:label-string="light1" chart:class="chart:line">
            <chart:data-point chart:repeated="78"/>
          </chart:series>
          <chart:series chart:style-name="ch9" chart:values-cell-range-address="Misc.E1:Misc.E78" loext:label-string="light2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 Row 5 Row 6 Row 7 Row 8 Row 9 Row 10 Row 11 Row 12 Row 13 Row 14 Row 15</text:p>
              </table:table-cell>
              <table:table-cell office:value-type="string">
                <text:p>light1</text:p>
              </table:table-cell>
              <table:table-cell office:value-type="string">
                <text:p>light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9.2">
                <text:p>1999.2</text:p>
                <draw:g>
                  <svg:desc>Slicium.D4:Slicium.O4 Slicium.E5:Slicium.O5 Slicium.F6:Slicium.O6 Slicium.G7:Slicium.O7 Slicium.H8:Slicium.O8 Slicium.I9:Slicium.O9 Slicium.J10:Slicium.O10 Slicium.K11:Slicium.O11 Slicium.L12:Slicium.O12 Slicium.M13:Slicium.O13 Slicium.N14:Slicium.O14 Slicium.O15:Slicium.O15</svg:desc>
                </draw:g>
              </table:table-cell>
              <table:table-cell office:value-type="float" office:value="1.58954036656471">
                <text:p>1.58954036656471</text:p>
                <draw:g>
                  <svg:desc>Misc.D1:Misc.D78</svg:desc>
                </draw:g>
              </table:table-cell>
              <table:table-cell office:value-type="float" office:value="3.17908073312941">
                <text:p>3.17908073312941</text:p>
                <draw:g>
                  <svg:desc>Misc.E1:Misc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69.42222222222">
                <text:p>2369.4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9">
                <text:p>249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8.976">
                <text:p>2558.97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1.55555555556">
                <text:p>2591.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11.2">
                <text:p>2611.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3.95">
                <text:p>2623.9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2.69135802469">
                <text:p>2632.6913580246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8.944">
                <text:p>2638.9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65.33344">
                <text:p>2665.3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65.5973344">
                <text:p>2665.5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5.599973344">
                <text:p>2665.599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.222222222222">
                <text:p>370.22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9.8">
                <text:p>499.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9.776">
                <text:p>559.77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2.355555555556">
                <text:p>592.3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2">
                <text:p>61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4.75">
                <text:p>624.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3.491358024691">
                <text:p>633.49135802469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9.744">
                <text:p>639.7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.13344">
                <text:p>666.1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6.3973344">
                <text:p>666.3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6.399973344">
                <text:p>666.399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.577777777778">
                <text:p>129.57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9.553777777778">
                <text:p>189.553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.133333333333">
                <text:p>222.13333333333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1.777777777778">
                <text:p>241.77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.527777777778">
                <text:p>254.52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3.269135802469">
                <text:p>263.26913580246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9.521777777778">
                <text:p>269.521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5.911217777778">
                <text:p>295.91121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6.175112177778">
                <text:p>296.1751121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.177751121778">
                <text:p>296.177751121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976">
                <text:p>59.97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.5555555555555">
                <text:p>92.555555555555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.2">
                <text:p>112.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.95">
                <text:p>124.9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.691358024691">
                <text:p>133.69135802469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9.944">
                <text:p>139.9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6.33344">
                <text:p>166.3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6.5973344">
                <text:p>166.5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.599973344">
                <text:p>166.599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.5795555555555">
                <text:p>32.579555555555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.224">
                <text:p>52.22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.974">
                <text:p>64.97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.7153580246914">
                <text:p>73.715358024691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.968">
                <text:p>79.96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.35744">
                <text:p>106.357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.6213344">
                <text:p>106.621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.623973344">
                <text:p>106.623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6444444444445">
                <text:p>19.64444444444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3944444444445">
                <text:p>32.39444444444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1358024691358">
                <text:p>41.135802469135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.3884444444445">
                <text:p>47.38844444444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7778844444445">
                <text:p>73.77788444444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.0417788444445">
                <text:p>74.04177884444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0444177884445">
                <text:p>74.04441778844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75">
                <text:p>12.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.4913580246914">
                <text:p>21.491358024691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744">
                <text:p>27.7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.13344">
                <text:p>54.1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3973344">
                <text:p>54.3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.399973344">
                <text:p>54.399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4135802469136">
                <text:p>8.7413580246913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994">
                <text:p>14.99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.38344">
                <text:p>41.38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.6473344">
                <text:p>41.64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.649973344">
                <text:p>41.649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5264197530864">
                <text:p>6.2526419753086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.6420819753086">
                <text:p>32.642081975308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.9059763753086">
                <text:p>32.905976375308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9086153193086">
                <text:p>32.908615319308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38944">
                <text:p>26.389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6533344">
                <text:p>26.653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655973344">
                <text:p>26.65597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38944">
                <text:p>0.26389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6533344">
                <text:p>0.2665333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638944">
                <text:p>0.0026389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7cm" svg:height="14.192cm" xlink:href=".." xlink:type="simple" chart:class="chart:line" chart:style-name="ch1">
        <chart:legend chart:legend-position="end" svg:x="22.015cm" svg:y="6.299cm" style:legend-expansion="high" chart:style-name="ch2"/>
        <chart:plot-area chart:style-name="ch3" table:cell-range-address="Test.D4:Test.O4 Test.E5:Test.O5 Test.F6:Test.O6 Test.G7:Test.O7 Test.H8:Test.O8 Test.I9:Test.O9 Test.J10:Test.O10 Test.K11:Test.O11 Test.L12:Test.O12 Test.M13:Test.O13 Test.N14:Test.O14 Test.O15:Test.O15 Misc.D1:Misc.E78" chart:data-source-has-labels="row" svg:x="0.497cm" svg:y="0.283cm" svg:width="21.021cm" svg:height="13.626cm">
          <chartooo:coordinate-region svg:x="2.23cm" svg:y="0.483cm" svg:width="19.288cm" svg:height="13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D4:Test.O4 Test.E5:Test.O5 Test.F6:Test.O6 Test.G7:Test.O7 Test.H8:Test.O8 Test.I9:Test.O9 Test.J10:Test.O10 Test.K11:Test.O11 Test.L12:Test.O12 Test.M13:Test.O13 Test.N14:Test.O14 Test.O15:Test.O15" chart:class="chart:line">
            <chart:data-point chart:repeated="78"/>
          </chart:series>
          <chart:series chart:style-name="ch8" chart:values-cell-range-address="Misc.D1:Misc.D78" chart:class="chart:line">
            <chart:data-point chart:repeated="78"/>
          </chart:series>
          <chart:series chart:style-name="ch9" chart:values-cell-range-address="Misc.E1:Misc.E78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 Row 5 Row 6 Row 7 Row 8 Row 9 Row 10 Row 11 Row 12 Row 13 Row 14 Row 15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Test.D4:Test.O4 Test.E5:Test.O5 Test.F6:Test.O6 Test.G7:Test.O7 Test.H8:Test.O8 Test.I9:Test.O9 Test.J10:Test.O10 Test.K11:Test.O11 Test.L12:Test.O12 Test.M13:Test.O13 Test.N14:Test.O14 Test.O15:Test.O15</svg:desc>
                </draw:g>
              </table:table-cell>
              <table:table-cell office:value-type="float" office:value="1.58954036656471">
                <text:p>1.58954036656471</text:p>
                <draw:g>
                  <svg:desc>Misc.D1:Misc.D78</svg:desc>
                </draw:g>
              </table:table-cell>
              <table:table-cell office:value-type="float" office:value="3.17908073312941">
                <text:p>3.17908073312941</text:p>
                <draw:g>
                  <svg:desc>Misc.E1:Misc.E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2.222222222222">
                <text:p>302.22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.75">
                <text:p>318.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6.4">
                <text:p>326.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.555555555556">
                <text:p>330.5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061224489796">
                <text:p>333.06122448979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4.6875">
                <text:p>334.68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.802469135802">
                <text:p>335.80246913580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.6">
                <text:p>336.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7.190082644628">
                <text:p>337.19008264462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7.638888888889">
                <text:p>337.63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7.988165680473">
                <text:p>337.98816568047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75">
                <text:p>63.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4">
                <text:p>71.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5555555555556">
                <text:p>75.55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0612244897959">
                <text:p>78.061224489795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.6875">
                <text:p>79.68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8024691358025">
                <text:p>80.802469135802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.6">
                <text:p>81.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1900826446281">
                <text:p>82.190082644628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6388888888889">
                <text:p>82.63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.9881656804734">
                <text:p>82.988165680473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277777777778">
                <text:p>16.527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1777777777778">
                <text:p>24.177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8390022675737">
                <text:p>30.839002267573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4652777777778">
                <text:p>32.4652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.5802469135802">
                <text:p>33.580246913580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3777777777778">
                <text:p>34.377777777777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9678604224059">
                <text:p>34.967860422405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4166666666667">
                <text:p>35.416666666666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7659434582512">
                <text:p>35.765943458251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65">
                <text:p>7.6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8055555555556">
                <text:p>11.80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3112244897959">
                <text:p>14.311224489795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9375">
                <text:p>15.93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0524691358025">
                <text:p>17.052469135802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85">
                <text:p>17.8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4400826446281">
                <text:p>18.440082644628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2381656804734">
                <text:p>19.238165680473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5555555555556">
                <text:p>4.1555555555555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122448979592">
                <text:p>6.6612244897959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2875">
                <text:p>8.287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40246913580247">
                <text:p>9.4024691358024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">
                <text:p>10.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7900826446281">
                <text:p>10.790082644628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2388888888889">
                <text:p>11.23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5881656804734">
                <text:p>11.588165680473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0566893424036">
                <text:p>2.50566893424036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3194444444444">
                <text:p>4.131944444444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4691358024691">
                <text:p>5.2469135802469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4444444444444">
                <text:p>6.0444444444444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3452708907254">
                <text:p>6.6345270890725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43261012491782">
                <text:p>7.4326101249178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627551020408">
                <text:p>1.6262755102040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4124464600655">
                <text:p>2.7412446460065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3877551020408">
                <text:p>3.5387755102040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2885815483218">
                <text:p>4.12885815483218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57766439909297">
                <text:p>4.5776643990929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2694119067745">
                <text:p>4.9269411906774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1496913580247">
                <text:p>1.1149691358024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125">
                <text:p>1.9125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025826446281">
                <text:p>2.502582644628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5138888888889">
                <text:p>2.9513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0066568047337">
                <text:p>3.3006656804733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97530864197531">
                <text:p>0.797530864197531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761350882563">
                <text:p>1.38761350882563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3641975308642">
                <text:p>1.83641975308642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856965446709">
                <text:p>2.185696544670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0082644628099">
                <text:p>0.59008264462809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3888888888889">
                <text:p>1.0388888888888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8816568047337">
                <text:p>1.38816568047337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880624426079">
                <text:p>0.44880624426079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8083035845274">
                <text:p>0.79808303584527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49276791584484">
                <text:p>0.349276791584484</text:p>
              </table:table-cell>
              <table:table-cell office:value-type="float" office:value="1.58954036656471">
                <text:p>1.58954036656471</text:p>
              </table:table-cell>
              <table:table-cell office:value-type="float" office:value="3.17908073312941">
                <text:p>3.17908073312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